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9895833333333335in"/>
    </style:style>
    <style:style style:name="co3" style:family="table-column">
      <style:table-column-properties fo:break-before="auto" style:column-width="2.8020833333333335in"/>
    </style:style>
    <style:style style:name="co4" style:family="table-column">
      <style:table-column-properties fo:break-before="auto" style:column-width="2.53125in"/>
    </style:style>
    <style:style style:name="co5" style:family="table-column">
      <style:table-column-properties fo:break-before="auto" style:column-width="3.09375in"/>
    </style:style>
    <style:style style:name="co6" style:family="table-column">
      <style:table-column-properties fo:break-before="auto" style:column-width="3.7291666666666665in"/>
    </style:style>
    <style:style style:name="co7" style:family="table-column">
      <style:table-column-properties fo:break-before="auto" style:column-width="3.3645833333333335in"/>
    </style:style>
    <style:style style:name="co8" style:family="table-column">
      <style:table-column-properties fo:break-before="auto" style:column-width="3.8958333333333335in"/>
    </style:style>
    <style:style style:name="co9" style:family="table-column">
      <style:table-column-properties fo:break-before="auto" style:column-width="3.8541666666666665in"/>
    </style:style>
    <style:style style:name="co10" style:family="table-column">
      <style:table-column-properties fo:break-before="auto" style:column-width="4.229166666666667in"/>
    </style:style>
    <style:style style:name="co11" style:family="table-column">
      <style:table-column-properties fo:break-before="auto" style:column-width="4.885416666666667in"/>
    </style:style>
    <style:style style:name="co12" style:family="table-column">
      <style:table-column-properties fo:break-before="auto" style:column-width="4.677083333333333in"/>
    </style:style>
    <style:style style:name="co13" style:family="table-column">
      <style:table-column-properties fo:break-before="auto" style:column-width="1.0520833730697632in"/>
    </style:style>
    <style:style style:name="co14" style:family="table-column">
      <style:table-column-properties fo:break-before="auto" style:column-width="3.3229166666666665in"/>
    </style:style>
    <style:style style:name="co15" style:family="table-column">
      <style:table-column-properties fo:break-before="auto" style:column-width="6.260416666666667in"/>
    </style:style>
    <style:style style:name="co16"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Definition">
      <style:table-properties table:display="true" style:writing-mode="lr-tb"/>
    </style:style>
    <style:style style:name="ta2" style:family="table" style:master-page-name="PageStyle_5f_Export">
      <style:table-properties table:display="true" style:writing-mode="lr-tb"/>
    </style:style>
    <style:style style:name="ta3" style:family="table" style:master-page-name="PageStyle_5f_tmp">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border-lef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right="1.0pt solid #000000" fo:border-bottom="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border-left="1.0pt solid #000000"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lef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order-lef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order-righ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bottom" fo:background-color="#F6B26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fo:background-color="#FCE5C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47" style:family="table-cell" style:parent-style-name="Default">
      <style:table-cell-properties fo:border-righ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0" style:family="table-cell" style:parent-style-name="Default">
      <style:table-cell-properties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left="1.0pt solid #6AA84F" fo:border-bottom="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border-right="1.0pt solid #6AA84F" fo:border-bottom="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ce54" style:family="table-cell" style:parent-style-name="Default">
      <style:table-cell-properties fo:border-left="1.0pt solid #000000" fo:border-righ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9"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0" style:family="text">
      <style:text-properties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Definition" table:style-name="ta1" table:print="false">
        <office:forms form:automatic-focus="false" form:apply-design-mode="false"/>
        <table:table-column table:style-name="co2" table:default-cell-style-name="ce15"/>
        <table:table-column table:style-name="co1" table:default-cell-style-name="ce15" table:number-columns-repeated="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 table:default-cell-style-name="ce15" table:number-columns-repeated="240"/>
        <table:table-row table:style-name="ro2">
          <table:table-cell table:style-name="ce21"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25" table:number-columns-spanned="4" table:number-rows-spanned="1" office:value-type="string">
            <text:p>USERCOUNT = 1</text:p>
          </table:table-cell>
          <table:covered-table-cell table:number-columns-repeated="3"/>
          <table:table-cell table:style-name="ce25" table:number-columns-spanned="3" table:number-rows-spanned="1" office:value-type="string">
            <text:p>USERCOUNT = 2</text:p>
          </table:table-cell>
          <table:covered-table-cell table:number-columns-repeated="2"/>
          <table:table-cell table:style-name="ce25" table:number-columns-spanned="3" table:number-rows-spanned="1" office:value-type="string">
            <text:p>USERCOUNT &gt; 2</text:p>
          </table:table-cell>
          <table:covered-table-cell table:number-columns-repeated="2"/>
        </table:table-row>
        <table:table-row table:style-name="ro2">
          <table:table-cell table:style-name="ce26" office:value-type="string">
            <text:p>Feed Type:</text:p>
          </table:table-cell>
          <table:table-cell table:number-columns-repeated="3" table:style-name="ce27"/>
          <table:table-cell table:number-columns-repeated="2" table:style-name="ce28"/>
          <table:table-cell table:style-name="ce29" table:number-columns-spanned="4" table:number-rows-spanned="1" office:value-type="string">
            <text:p>Singular</text:p>
          </table:table-cell>
          <table:covered-table-cell table:number-columns-repeated="3"/>
          <table:table-cell table:style-name="ce32" table:number-columns-spanned="3" table:number-rows-spanned="1" office:value-type="string">
            <text:p>Plural</text:p>
          </table:table-cell>
          <table:covered-table-cell table:number-columns-repeated="2"/>
          <table:table-cell table:style-name="ce29" table:number-columns-spanned="3" table:number-rows-spanned="1" office:value-type="string">
            <text:p>Aggregate</text:p>
          </table:table-cell>
          <table:covered-table-cell table:number-columns-repeated="2"/>
        </table:table-row>
        <table:table-row table:style-name="ro2">
          <table:table-cell table:style-name="ce33" office:value-type="string">
            <text:p>Message Type:</text:p>
          </table:table-cell>
          <table:table-cell table:number-columns-repeated="3" table:style-name="ce34"/>
          <table:table-cell table:number-columns-repeated="2" table:style-name="ce35"/>
          <table:table-cell table:style-name="ce3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38" office:value-type="string">
            <text:p>comment on slot</text:p>
          </table:table-cell>
          <table:table-cell table:style-name="ce39" office:value-type="float" office:value="0.8">
            <text:p>0.8</text:p>
          </table:table-cell>
          <table:table-cell table:style-name="ce40" office:value-type="string">
            <text:p>slot</text:p>
          </table:table-cell>
          <table:table-cell table:style-name="ce41" office:value-type="string">
            <text:p>comment</text:p>
          </table:table-cell>
          <table:table-cell table:number-columns-repeated="2" table:style-name="ce42"/>
          <table:table-cell table:style-name="ce42" office:value-type="string">
            <text:p>You commented on the Slot: {TITLE}</text:p>
          </table:table-cell>
          <table:table-cell table:style-name="ce42" office:value-type="string">
            <text:p>{USER} commented on this Slot.</text:p>
          </table:table-cell>
          <table:table-cell table:style-name="ce42" office:value-type="string">
            <text:p>{USER} commented on your Slot: {TITLE}</text:p>
          </table:table-cell>
          <table:table-cell table:style-name="ce42" office:value-type="string">
            <text:p>{USER} commented on the Slot: {TITLE}</text:p>
          </table:table-cell>
          <table:table-cell table:style-name="ce42" office:value-type="string">
            <text:p>{USER} and {USER2} commented on this Slot.</text:p>
          </table:table-cell>
          <table:table-cell table:style-name="ce42" office:value-type="string">
            <text:p>{USER} and {USER2} commented on your Slot: {TITLE}</text:p>
          </table:table-cell>
          <table:table-cell table:style-name="ce42" office:value-type="string">
            <text:p>{USER} and {USER2} commented on the Slot: {TITLE}</text:p>
          </table:table-cell>
          <table:table-cell table:style-name="ce42" office:value-type="string">
            <text:p>{USER} and {USERCOUNT} others commented on this Slot.</text:p>
          </table:table-cell>
          <table:table-cell table:style-name="ce42" office:value-type="string">
            <text:p>{USER} and {USERCOUNT} others commented on your Slot: {TITLE}</text:p>
          </table:table-cell>
          <table:table-cell table:style-name="ce42" office:value-type="string">
            <text:p>{USER} and {USERCOUNT} others commented on the Slot: {TITLE}</text:p>
          </table:table-cell>
        </table:table-row>
        <table:table-row table:style-name="ro2">
          <table:table-cell table:style-name="ce38" office:value-type="string">
            <text:p>like a slot</text:p>
          </table:table-cell>
          <table:table-cell table:style-name="ce39" office:value-type="float" office:value="0.8">
            <text:p>0.8</text:p>
          </table:table-cell>
          <table:table-cell table:style-name="ce40" office:value-type="string">
            <text:p>slot</text:p>
          </table:table-cell>
          <table:table-cell table:style-name="ce41" office:value-type="string">
            <text:p>like</text:p>
          </table:table-cell>
          <table:table-cell table:number-columns-repeated="2" table:style-name="ce42"/>
          <table:table-cell table:style-name="ce42" office:value-type="string">
            <text:p>You like the Slot: {TITLE}</text:p>
          </table:table-cell>
          <table:table-cell table:style-name="ce42" office:value-type="string">
            <text:p>{USER} likes this Slot.</text:p>
          </table:table-cell>
          <table:table-cell table:style-name="ce42" office:value-type="string">
            <text:p>{USER} likes your Slot: {TITLE}</text:p>
          </table:table-cell>
          <table:table-cell table:style-name="ce42" office:value-type="string">
            <text:p>{USER} likes your Slot: {TITLE}</text:p>
          </table:table-cell>
          <table:table-cell table:style-name="ce42" office:value-type="string">
            <text:p>{USER} and {USER2} like this Slot.</text:p>
          </table:table-cell>
          <table:table-cell table:style-name="ce42" office:value-type="string">
            <text:p>{USER} and {USER2} like your Slot: {TITLE}</text:p>
          </table:table-cell>
          <table:table-cell table:style-name="ce42" office:value-type="string">
            <text:p>{USER} and {USER2} like the Slot: {TITLE}</text:p>
          </table:table-cell>
          <table:table-cell table:style-name="ce42" office:value-type="string">
            <text:p>{USER} and {USERCOUNT} others like this Slot.</text:p>
          </table:table-cell>
          <table:table-cell table:style-name="ce42" office:value-type="string">
            <text:p>{USER} and {USERCOUNT} others like your Slot: {TITLE}</text:p>
          </table:table-cell>
          <table:table-cell table:style-name="ce42" office:value-type="string">
            <text:p>{USER} and {USERCOUNT} others like the Slot: {TITLE}</text:p>
          </table:table-cell>
        </table:table-row>
        <table:table-row table:style-name="ro2">
          <table:table-cell table:style-name="ce38" office:value-type="string">
            <text:p>create new slot</text:p>
          </table:table-cell>
          <table:table-cell table:style-name="ce39" office:value-type="float" office:value="0.8">
            <text:p>0.8</text:p>
          </table:table-cell>
          <table:table-cell table:style-name="ce40" office:value-type="string">
            <text:p>slot</text:p>
          </table:table-cell>
          <table:table-cell table:style-name="ce41" office:value-type="string">
            <text:p>slot</text:p>
          </table:table-cell>
          <table:table-cell table:number-columns-repeated="2" table:style-name="ce42"/>
          <table:table-cell table:style-name="ce42" office:value-type="string">
            <text:p>You added the Slot: {TITLE}</text:p>
          </table:table-cell>
          <table:table-cell table:style-name="ce42" office:value-type="string">
            <text:p>{USER} added this Slot.</text:p>
          </table:table-cell>
          <table:table-cell table:style-name="ce43" office:value-type="string">
            <text:p>{USER} added your Slot: {TITLE}</text:p>
          </table:table-cell>
          <table:table-cell table:style-name="ce44" office:value-type="string">
            <text:p>{USER} added the Slot: {TITLE}</text:p>
          </table:table-cell>
          <table:table-cell table:style-name="ce43" office:value-type="string">
            <text:p>{USER} and {USER2} added this Slot.</text:p>
          </table:table-cell>
          <table:table-cell table:style-name="ce43" office:value-type="string">
            <text:p>{USER} and {USER2} added your Slot: {TITLE}</text:p>
          </table:table-cell>
          <table:table-cell table:style-name="ce43" office:value-type="string">
            <text:p>{USER} and {USER2} added the Slot: {TITLE}</text:p>
          </table:table-cell>
          <table:table-cell table:style-name="ce43" office:value-type="string">
            <text:p>{USER} and {USERCOUNT} others added this Slot.</text:p>
          </table:table-cell>
          <table:table-cell table:style-name="ce43" office:value-type="string">
            <text:p>{USER} and {USERCOUNT} others added your Slot: {TITLE}</text:p>
          </table:table-cell>
          <table:table-cell table:style-name="ce43" office:value-type="string">
            <text:p>{USER} and {USERCOUNT} others added the Slot: {TITLE}</text:p>
          </table:table-cell>
        </table:table-row>
        <table:table-row table:style-name="ro2">
          <table:table-cell table:style-name="ce38" office:value-type="string">
            <text:p>add image to slot</text:p>
          </table:table-cell>
          <table:table-cell table:style-name="ce39" office:value-type="float" office:value="0.8">
            <text:p>0.8</text:p>
          </table:table-cell>
          <table:table-cell table:style-name="ce40" office:value-type="string">
            <text:p>slot</text:p>
          </table:table-cell>
          <table:table-cell table:style-name="ce41" office:value-type="string">
            <text:p>image</text:p>
          </table:table-cell>
          <table:table-cell table:number-columns-repeated="2" table:style-name="ce42"/>
          <table:table-cell table:style-name="ce42" office:value-type="string">
            <text:p>You added an image to the Slot: {TITLE}</text:p>
          </table:table-cell>
          <table:table-cell table:style-name="ce42" office:value-type="string">
            <text:p>{USER} added an image to this Slot.</text:p>
          </table:table-cell>
          <table:table-cell table:style-name="ce44" office:value-type="string">
            <text:p>{USER} added an image to your Slot: {TITLE}</text:p>
          </table:table-cell>
          <table:table-cell table:style-name="ce42" office:value-type="string">
            <text:p>{USER} added an image to the Slot: {TITLE}</text:p>
          </table:table-cell>
          <table:table-cell table:style-name="ce42" office:value-type="string">
            <text:p>{USER} and {USER2} added an image to this Slot.</text:p>
          </table:table-cell>
          <table:table-cell table:style-name="ce42" office:value-type="string">
            <text:p>{USER} and {USER2} added an image to your Slot: {TITLE}</text:p>
          </table:table-cell>
          <table:table-cell table:style-name="ce42" office:value-type="string">
            <text:p>{USER} and {USER2} added an image to the Slot: {TITLE}</text:p>
          </table:table-cell>
          <table:table-cell table:style-name="ce45" office:value-type="string">
            <text:p>{USER} and {USERCOUNT} others added an image to this Slot.</text:p>
          </table:table-cell>
          <table:table-cell table:style-name="ce44" office:value-type="string">
            <text:p>{USER} and {USERCOUNT} others added an image to your Slot: {TITLE}</text:p>
          </table:table-cell>
          <table:table-cell table:style-name="ce44" office:value-type="string">
            <text:p>{USER} and {USERCOUNT} others added an image to the Slot: {TITLE}</text:p>
          </table:table-cell>
        </table:table-row>
        <table:table-row table:style-name="ro2">
          <table:table-cell table:style-name="ce38" office:value-type="string">
            <text:p>add video to slot</text:p>
          </table:table-cell>
          <table:table-cell table:style-name="ce39" office:value-type="float" office:value="0.8">
            <text:p>0.8</text:p>
          </table:table-cell>
          <table:table-cell table:style-name="ce40" office:value-type="string">
            <text:p>slot</text:p>
          </table:table-cell>
          <table:table-cell table:style-name="ce41" office:value-type="string">
            <text:p>video</text:p>
          </table:table-cell>
          <table:table-cell table:number-columns-repeated="2" table:style-name="ce42"/>
          <table:table-cell table:style-name="ce42" office:value-type="string">
            <text:p>You added a video to the Slot: {TITLE}</text:p>
          </table:table-cell>
          <table:table-cell table:style-name="ce42" office:value-type="string">
            <text:p>{USER} added a video to this Slot.</text:p>
          </table:table-cell>
          <table:table-cell table:style-name="ce44" office:value-type="string">
            <text:p>{USER} added a video to your Slot: {TITLE}</text:p>
          </table:table-cell>
          <table:table-cell table:style-name="ce42" office:value-type="string">
            <text:p>{USER} added a video to the Slot: {TITLE}</text:p>
          </table:table-cell>
          <table:table-cell table:style-name="ce42" office:value-type="string">
            <text:p>{USER} and {USER2} added a video to this Slot.</text:p>
          </table:table-cell>
          <table:table-cell table:style-name="ce42" office:value-type="string">
            <text:p>{USER} and {USER2} added a video to your Slot: {TITLE}</text:p>
          </table:table-cell>
          <table:table-cell table:style-name="ce42" office:value-type="string">
            <text:p>{USER} and {USER2} added a video to the Slot: {TITLE}</text:p>
          </table:table-cell>
          <table:table-cell table:style-name="ce45" office:value-type="string">
            <text:p>{USER} and {USERCOUNT} others added a video to this Slot.</text:p>
          </table:table-cell>
          <table:table-cell table:style-name="ce44" office:value-type="string">
            <text:p>{USER} and {USERCOUNT} others added a video to your Slot: {TITLE}</text:p>
          </table:table-cell>
          <table:table-cell table:style-name="ce44" office:value-type="string">
            <text:p>{USER} and {USERCOUNT} others added a video to the Slot: {TITLE}</text:p>
          </table:table-cell>
        </table:table-row>
        <table:table-row table:style-name="ro2">
          <table:table-cell table:style-name="ce38" office:value-type="string">
            <text:p>add audio to slot</text:p>
          </table:table-cell>
          <table:table-cell table:style-name="ce39" office:value-type="float" office:value="0.8">
            <text:p>0.8</text:p>
          </table:table-cell>
          <table:table-cell table:style-name="ce40" office:value-type="string">
            <text:p>slot</text:p>
          </table:table-cell>
          <table:table-cell table:style-name="ce41" office:value-type="string">
            <text:p>audio</text:p>
          </table:table-cell>
          <table:table-cell table:number-columns-repeated="2" table:style-name="ce42"/>
          <table:table-cell table:style-name="ce42" office:value-type="string">
            <text:p>You added an audio to the Slot: {TITLE}</text:p>
          </table:table-cell>
          <table:table-cell table:style-name="ce42" office:value-type="string">
            <text:p>{USER} added an audio to this Slot.</text:p>
          </table:table-cell>
          <table:table-cell table:style-name="ce44" office:value-type="string">
            <text:p>{USER} added an audio to your Slot: {TITLE}</text:p>
          </table:table-cell>
          <table:table-cell table:style-name="ce42" office:value-type="string">
            <text:p>{USER} added an audio to the Slot: {TITLE}</text:p>
          </table:table-cell>
          <table:table-cell table:style-name="ce42" office:value-type="string">
            <text:p>{USER} and {USER2} added an audio to this Slot.</text:p>
          </table:table-cell>
          <table:table-cell table:style-name="ce42" office:value-type="string">
            <text:p>{USER} and {USER2} added an audio to your Slot: {TITLE}</text:p>
          </table:table-cell>
          <table:table-cell table:style-name="ce42" office:value-type="string">
            <text:p>{USER} and {USER2} added an audio to the Slot: {TITLE}</text:p>
          </table:table-cell>
          <table:table-cell table:style-name="ce45" office:value-type="string">
            <text:p>{USER} and {USERCOUNT} others added an audio to this Slot.</text:p>
          </table:table-cell>
          <table:table-cell table:style-name="ce44" office:value-type="string">
            <text:p>{USER} and {USERCOUNT} others added an audio to your Slot: {TITLE}</text:p>
          </table:table-cell>
          <table:table-cell table:style-name="ce44" office:value-type="string">
            <text:p>{USER} and {USERCOUNT} others added an audio to the Slot: {TITLE}</text:p>
          </table:table-cell>
        </table:table-row>
        <table:table-row table:style-name="ro2">
          <table:table-cell table:style-name="ce38" office:value-type="string">
            <text:p>add note to slot</text:p>
          </table:table-cell>
          <table:table-cell table:style-name="ce39" office:value-type="float" office:value="0.8">
            <text:p>0.8</text:p>
          </table:table-cell>
          <table:table-cell table:style-name="ce40" office:value-type="string">
            <text:p>slot</text:p>
          </table:table-cell>
          <table:table-cell table:style-name="ce41" office:value-type="string">
            <text:p>note</text:p>
          </table:table-cell>
          <table:table-cell table:number-columns-repeated="2" table:style-name="ce42"/>
          <table:table-cell table:style-name="ce42" office:value-type="string">
            <text:p>You added a note to the Slot: {TITLE}</text:p>
          </table:table-cell>
          <table:table-cell table:style-name="ce42" office:value-type="string">
            <text:p>{USER} added a note to this Slot.</text:p>
          </table:table-cell>
          <table:table-cell table:style-name="ce44" office:value-type="string">
            <text:p>{USER} added a note to your Slot: {TITLE}</text:p>
          </table:table-cell>
          <table:table-cell table:style-name="ce42" office:value-type="string">
            <text:p>{USER} added a note to the Slot: {TITLE}</text:p>
          </table:table-cell>
          <table:table-cell table:style-name="ce42" office:value-type="string">
            <text:p>{USER} and {USER2} added a note to this Slot.</text:p>
          </table:table-cell>
          <table:table-cell table:style-name="ce42" office:value-type="string">
            <text:p>{USER} and {USER2} added a note to your Slot: {TITLE}</text:p>
          </table:table-cell>
          <table:table-cell table:style-name="ce42" office:value-type="string">
            <text:p>{USER} and {USER2} added a note to the Slot: {TITLE}</text:p>
          </table:table-cell>
          <table:table-cell table:style-name="ce45" office:value-type="string">
            <text:p>{USER} and {USERCOUNT} others added a note to this Slot.</text:p>
          </table:table-cell>
          <table:table-cell table:style-name="ce44" office:value-type="string">
            <text:p>{USER} and {USERCOUNT} others added a note to your Slot: {TITLE}</text:p>
          </table:table-cell>
          <table:table-cell table:style-name="ce44" office:value-type="string">
            <text:p>{USER} and {USERCOUNT} others added a note to the Slot: {TITLE}</text:p>
          </table:table-cell>
        </table:table-row>
        <table:table-row table:style-name="ro2">
          <table:table-cell table:style-name="ce38" office:value-type="string">
            <text:p>add multiple media items</text:p>
          </table:table-cell>
          <table:table-cell table:style-name="ce39" office:value-type="float" office:value="0.8">
            <text:p>0.8</text:p>
          </table:table-cell>
          <table:table-cell table:style-name="ce40" office:value-type="string">
            <text:p>slot</text:p>
          </table:table-cell>
          <table:table-cell table:style-name="ce41" office:value-type="string">
            <text:p>media</text:p>
          </table:table-cell>
          <table:table-cell table:number-columns-repeated="2" table:style-name="ce42"/>
          <table:table-cell table:style-name="ce42" office:value-type="string">
            <text:p>You added new media to the Slot: {TITLE}</text:p>
          </table:table-cell>
          <table:table-cell table:style-name="ce42" office:value-type="string">
            <text:p>{USER} added new media to this Slot.</text:p>
          </table:table-cell>
          <table:table-cell table:style-name="ce44" office:value-type="string">
            <text:p>{USER} added new media to your Slot: {TITLE}</text:p>
          </table:table-cell>
          <table:table-cell table:style-name="ce42" office:value-type="string">
            <text:p>{USER} added new media to the Slot: {TITLE}</text:p>
          </table:table-cell>
          <table:table-cell table:style-name="ce42" office:value-type="string">
            <text:p>{USER} and {USER2} added new media to this Slot.</text:p>
          </table:table-cell>
          <table:table-cell table:style-name="ce42" office:value-type="string">
            <text:p>{USER} and {USER2} added new media to your Slot: {TITLE}</text:p>
          </table:table-cell>
          <table:table-cell table:style-name="ce42" office:value-type="string">
            <text:p>{USER} and {USER2} added new media to the Slot: {TITLE}</text:p>
          </table:table-cell>
          <table:table-cell table:style-name="ce45" office:value-type="string">
            <text:p>{USER} and {USERCOUNT} others added new media to this Slot.</text:p>
          </table:table-cell>
          <table:table-cell table:style-name="ce44" office:value-type="string">
            <text:p>{USER} and {USERCOUNT} others added new media to your Slot: {TITLE}</text:p>
          </table:table-cell>
          <table:table-cell table:style-name="ce44" office:value-type="string">
            <text:p>{USER} and {USERCOUNT} others added new media to the Slot: {TITLE}</text:p>
          </table:table-cell>
        </table:table-row>
        <table:table-row table:style-name="ro2">
          <table:table-cell table:style-name="ce38" office:value-type="string">
            <text:p>reslot a slot</text:p>
          </table:table-cell>
          <table:table-cell table:style-name="ce39" office:value-type="float" office:value="0.8">
            <text:p>0.8</text:p>
          </table:table-cell>
          <table:table-cell table:style-name="ce40" office:value-type="string">
            <text:p>slot</text:p>
          </table:table-cell>
          <table:table-cell table:style-name="ce41" office:value-type="string">
            <text:p>reslot</text:p>
          </table:table-cell>
          <table:table-cell table:number-columns-repeated="2" table:style-name="ce42"/>
          <table:table-cell table:style-name="ce42" office:value-type="string">
            <text:p>You reslotted the Slot: {TITLE}</text:p>
          </table:table-cell>
          <table:table-cell table:style-name="ce42" office:value-type="string">
            <text:p>{USER} reslotted this Slot.</text:p>
          </table:table-cell>
          <table:table-cell table:style-name="ce42" office:value-type="string">
            <text:p>{USER} reslotted your Slot: {TITLE}</text:p>
          </table:table-cell>
          <table:table-cell table:style-name="ce42" office:value-type="string">
            <text:p>{USER} reslotted the Slot: {TITLE}</text:p>
          </table:table-cell>
          <table:table-cell table:style-name="ce42" office:value-type="string">
            <text:p>{USER} and {USER2} reslotted this Slot.</text:p>
          </table:table-cell>
          <table:table-cell table:style-name="ce42" office:value-type="string">
            <text:p>{USER} and {USER2} reslotted your Slot: {TITLE}</text:p>
          </table:table-cell>
          <table:table-cell table:style-name="ce42" office:value-type="string">
            <text:p>{USER} and {USER2} reslotted the Slot: {TITLE}</text:p>
          </table:table-cell>
          <table:table-cell table:style-name="ce42" office:value-type="string">
            <text:p>{USER} and {USERCOUNT} others reslotted this Slot.</text:p>
          </table:table-cell>
          <table:table-cell table:style-name="ce42" office:value-type="string">
            <text:p>{USER} and {USERCOUNT} others reslotted your Slot: {TITLE}</text:p>
          </table:table-cell>
          <table:table-cell table:style-name="ce42" office:value-type="string">
            <text:p>{USER} and {USERCOUNT} others reslotted the Slot: {TITLE}</text:p>
          </table:table-cell>
        </table:table-row>
        <table:table-row table:style-name="ro2">
          <table:table-cell table:style-name="ce38" office:value-type="string">
            <text:p>friendship established</text:p>
          </table:table-cell>
          <table:table-cell table:style-name="ce39" office:value-type="float" office:value="0.8">
            <text:p>0.8</text:p>
          </table:table-cell>
          <table:table-cell table:style-name="ce40" office:value-type="string">
            <text:p>user</text:p>
          </table:table-cell>
          <table:table-cell table:style-name="ce41" office:value-type="string">
            <text:p>friendship</text:p>
          </table:table-cell>
          <table:table-cell table:number-columns-repeated="2" table:style-name="ce42"/>
          <table:table-cell table:style-name="ce42" office:value-type="string">
            <text:p>You and {USER} are now friends</text:p>
          </table:table-cell>
          <table:table-cell table:style-name="ce46" office:value-type="string">
            <text:p>TODO</text:p>
          </table:table-cell>
          <table:table-cell table:style-name="ce42" office:value-type="string">
            <text:p>You and {USER} are now friends</text:p>
          </table:table-cell>
          <table:table-cell table:style-name="ce42" office:value-type="string">
            <text:p>{USER} has accepted your friend request</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38" office:value-type="string">
            <text:p>group membership established</text:p>
          </table:table-cell>
          <table:table-cell table:style-name="ce39" office:value-type="float" office:value="0.8">
            <text:p>0.8</text:p>
          </table:table-cell>
          <table:table-cell table:style-name="ce40" office:value-type="string">
            <text:p>group</text:p>
          </table:table-cell>
          <table:table-cell table:style-name="ce41" office:value-type="string">
            <text:p>membership</text:p>
          </table:table-cell>
          <table:table-cell table:number-columns-repeated="2" table:style-name="ce42"/>
          <table:table-cell table:style-name="ce42" office:value-type="string">
            <text:p>You joined the group: {TITLE}</text:p>
          </table:table-cell>
          <table:table-cell table:style-name="ce46" office:value-type="string">
            <text:p>TODO</text:p>
          </table:table-cell>
          <table:table-cell table:style-name="ce42" office:value-type="string">
            <text:p>You joined the group: {TITLE}</text:p>
          </table:table-cell>
          <table:table-cell table:style-name="ce42" office:value-type="string">
            <text:p>{USER} has accepted your invitation to the group: {TITLE}</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38" office:value-type="string">
            <text:p>deleted slot</text:p>
          </table:table-cell>
          <table:table-cell table:style-name="ce39" office:value-type="string">
            <text:p>-</text:p>
          </table:table-cell>
          <table:table-cell table:style-name="ce40" office:value-type="string">
            <text:p>slot</text:p>
          </table:table-cell>
          <table:table-cell table:style-name="ce41" office:value-type="string">
            <text:p>delete</text:p>
          </table:table-cell>
          <table:table-cell table:number-columns-repeated="2" table:style-name="ce42"/>
          <table:table-cell table:style-name="ce42" office:value-type="string">
            <text:p>You deleted the Slot: {TITLE}</text:p>
          </table:table-cell>
          <table:table-cell table:style-name="ce46" office:value-type="string">
            <text:p>TODO</text:p>
          </table:table-cell>
          <table:table-cell table:style-name="ce42" office:value-type="string">
            <text:p>{USER} deleted the Slot: {TITLE}</text:p>
          </table:table-cell>
          <table:table-cell table:style-name="ce42" office:value-type="string">
            <text:p>{USER} deleted the Slot: {TITLE}</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38" office:value-type="string">
            <text:p>deleted reslot</text:p>
          </table:table-cell>
          <table:table-cell table:style-name="ce39" office:value-type="string">
            <text:p>-</text:p>
          </table:table-cell>
          <table:table-cell table:style-name="ce40" office:value-type="string">
            <text:p>slot</text:p>
          </table:table-cell>
          <table:table-cell table:style-name="ce47" office:value-type="string">
            <text:p>unslot</text:p>
          </table:table-cell>
          <table:table-cell table:number-columns-repeated="2"/>
          <table:table-cell table:style-name="ce42" office:value-type="string">
            <text:p>You removed the Reslot: {TITLE}</text:p>
          </table:table-cell>
          <table:table-cell table:style-name="ce46" office:value-type="string">
            <text:p>TODO</text:p>
          </table:table-cell>
          <table:table-cell table:style-name="ce42" office:value-type="string">
            <text:p>{USER} removed the Reslot: {TITLE}</text:p>
          </table:table-cell>
          <table:table-cell table:style-name="ce42" office:value-type="string">
            <text:p>{USER} removed the Reslot: {TITLE}</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38" office:value-type="string">
            <text:p>friend request</text:p>
          </table:table-cell>
          <table:table-cell table:style-name="ce39" office:value-type="string">
            <text:p>-</text:p>
          </table:table-cell>
          <table:table-cell table:style-name="ce48" office:value-type="string">
            <text:p>user</text:p>
          </table:table-cell>
          <table:table-cell table:style-name="ce47" office:value-type="string">
            <text:p>request</text:p>
          </table:table-cell>
          <table:table-cell table:number-columns-repeated="2"/>
          <table:table-cell table:style-name="ce42" office:value-type="string">
            <text:p>You sended a friend request to you</text:p>
          </table:table-cell>
          <table:table-cell table:style-name="ce46" office:value-type="string">
            <text:p>TODO</text:p>
          </table:table-cell>
          <table:table-cell table:style-name="ce42" office:value-type="string">
            <text:p>{USER} sended a friend request to you</text:p>
          </table:table-cell>
          <table:table-cell table:style-name="ce42" office:value-type="string">
            <text:p>{USER} sended a friend request to you</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38" office:value-type="string">
            <text:p>visibility change of slot (user makes public slot private)</text:p>
          </table:table-cell>
          <table:table-cell table:style-name="ce39" office:value-type="string">
            <text:p>-</text:p>
          </table:table-cell>
          <table:table-cell table:style-name="ce48" office:value-type="string">
            <text:p>slot</text:p>
          </table:table-cell>
          <table:table-cell table:style-name="ce47" office:value-type="string">
            <text:p>private</text:p>
          </table:table-cell>
          <table:table-cell table:number-columns-repeated="2"/>
          <table:table-cell table:style-name="ce42" office:value-type="string">
            <text:p>You unshared the Slot: {TITLE}</text:p>
          </table:table-cell>
          <table:table-cell table:style-name="ce46" office:value-type="string">
            <text:p>TODO</text:p>
          </table:table-cell>
          <table:table-cell table:style-name="ce42" office:value-type="string">
            <text:p>{USER} unshared the Slot: {TITLE}</text:p>
          </table:table-cell>
          <table:table-cell table:style-name="ce42" office:value-type="string">
            <text:p>{USER} unshared the Slot: {TITLE}</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number-rows-repeated="2" table:style-name="ro1"/>
        <table:table-row table:style-name="ro2">
          <table:table-cell table:style-name="ce49" office:value-type="string">
            <text:p>jetzt kommt einfach mal so brainstorm maessig was sonst noch so denkbar waere. manche davon werden wir bewusst nicht machen wollen, aber sicher trotzdem gut, sie explizit auszuschliessen.</text:p>
          </table:table-cell>
        </table:table-row>
        <table:table-row table:style-name="ro2">
          <table:table-cell table:style-name="ce50" office:value-type="string">
            <text:p>update existing slot (title, place, start, end)</text:p>
          </table:table-cell>
          <table:table-cell table:style-name="ce39" office:value-type="string">
            <text:p>-</text:p>
          </table:table-cell>
          <table:table-cell table:style-name="ce48" office:value-type="string">
            <text:p>slot</text:p>
          </table:table-cell>
          <table:table-cell table:style-name="ce47" office:value-type="string">
            <text:p>update</text:p>
          </table:table-cell>
          <table:table-cell table:number-columns-repeated="2" table:style-name="ce39"/>
        </table:table-row>
        <table:table-row table:style-name="ro2">
          <table:table-cell table:style-name="ce50" office:value-type="string">
            <text:p>deleted reslot</text:p>
          </table:table-cell>
          <table:table-cell table:style-name="ce39" office:value-type="string">
            <text:p>-</text:p>
          </table:table-cell>
          <table:table-cell table:style-name="ce48" office:value-type="string">
            <text:p>slot</text:p>
          </table:table-cell>
          <table:table-cell table:style-name="ce47" office:value-type="string">
            <text:p>unslot</text:p>
          </table:table-cell>
          <table:table-cell table:number-columns-repeated="2" table:style-name="ce39"/>
        </table:table-row>
        <table:table-row table:style-name="ro2">
          <table:table-cell table:style-name="ce38" office:value-type="string">
            <text:p>unliked slot</text:p>
          </table:table-cell>
          <table:table-cell table:style-name="ce39" office:value-type="string">
            <text:p>-</text:p>
          </table:table-cell>
          <table:table-cell table:style-name="ce48" office:value-type="string">
            <text:p>slot</text:p>
          </table:table-cell>
          <table:table-cell table:style-name="ce47" office:value-type="string">
            <text:p>unlike</text:p>
          </table:table-cell>
          <table:table-cell table:number-columns-repeated="2" table:style-name="ce39"/>
        </table:table-row>
        <table:table-row table:style-name="ro2">
          <table:table-cell table:style-name="ce38" office:value-type="string">
            <text:p>removed media</text:p>
          </table:table-cell>
          <table:table-cell table:style-name="ce39" office:value-type="string">
            <text:p>-</text:p>
          </table:table-cell>
          <table:table-cell table:style-name="ce48" office:value-type="string">
            <text:p>media</text:p>
          </table:table-cell>
          <table:table-cell table:style-name="ce47" office:value-type="string">
            <text:p>remove</text:p>
          </table:table-cell>
          <table:table-cell table:number-columns-repeated="2" table:style-name="ce39"/>
        </table:table-row>
        <table:table-row table:style-name="ro2">
          <table:table-cell table:style-name="ce38" office:value-type="string">
            <text:p>removed note</text:p>
          </table:table-cell>
          <table:table-cell table:style-name="ce39" office:value-type="string">
            <text:p>-</text:p>
          </table:table-cell>
          <table:table-cell table:style-name="ce48" office:value-type="string">
            <text:p>note</text:p>
          </table:table-cell>
          <table:table-cell table:style-name="ce47" office:value-type="string">
            <text:p>remove</text:p>
          </table:table-cell>
          <table:table-cell table:number-columns-repeated="2" table:style-name="ce39"/>
        </table:table-row>
        <table:table-row table:style-name="ro2">
          <table:table-cell table:style-name="ce50" office:value-type="string">
            <text:p>unfriending</text:p>
          </table:table-cell>
          <table:table-cell table:style-name="ce39" office:value-type="string">
            <text:p>-</text:p>
          </table:table-cell>
          <table:table-cell table:style-name="ce48" office:value-type="string">
            <text:p>user</text:p>
          </table:table-cell>
          <table:table-cell table:style-name="ce47" office:value-type="string">
            <text:p>quit</text:p>
          </table:table-cell>
          <table:table-cell table:number-columns-repeated="2" table:style-name="ce39"/>
        </table:table-row>
        <table:table-row table:style-name="ro2">
          <table:table-cell table:style-name="ce50" office:value-type="string">
            <text:p>leaving group</text:p>
          </table:table-cell>
          <table:table-cell table:style-name="ce39" office:value-type="string">
            <text:p>-</text:p>
          </table:table-cell>
          <table:table-cell table:style-name="ce48" office:value-type="string">
            <text:p>group</text:p>
          </table:table-cell>
          <table:table-cell table:style-name="ce47" office:value-type="string">
            <text:p>leave</text:p>
          </table:table-cell>
          <table:table-cell table:number-columns-repeated="2" table:style-name="ce39"/>
        </table:table-row>
        <table:table-row table:style-name="ro2">
          <table:table-cell table:style-name="ce50" office:value-type="string">
            <text:p>group invitation</text:p>
          </table:table-cell>
          <table:table-cell table:style-name="ce39" office:value-type="string">
            <text:p>-</text:p>
          </table:table-cell>
          <table:table-cell table:style-name="ce48" office:value-type="string">
            <text:p>group</text:p>
          </table:table-cell>
          <table:table-cell table:style-name="ce47" office:value-type="string">
            <text:p>invite</text:p>
          </table:table-cell>
          <table:table-cell table:number-columns-repeated="2" table:style-name="ce39"/>
        </table:table-row>
        <table:table-row table:style-name="ro2">
          <table:table-cell table:style-name="ce38" office:value-type="string">
            <text:p>like a activity</text:p>
          </table:table-cell>
          <table:table-cell table:style-name="ce39" office:value-type="string">
            <text:p>-</text:p>
          </table:table-cell>
          <table:table-cell table:style-name="ce48" office:value-type="string">
            <text:p>activity</text:p>
          </table:table-cell>
          <table:table-cell table:style-name="ce47" office:value-type="string">
            <text:p>like</text:p>
          </table:table-cell>
          <table:table-cell table:number-columns-repeated="2" table:style-name="ce39"/>
        </table:table-row>
        <table:table-row table:style-name="ro2">
          <table:table-cell table:style-name="ce38" office:value-type="string">
            <text:p>like a comment</text:p>
          </table:table-cell>
          <table:table-cell table:style-name="ce39" office:value-type="string">
            <text:p>-</text:p>
          </table:table-cell>
          <table:table-cell table:style-name="ce48" office:value-type="string">
            <text:p>comment</text:p>
          </table:table-cell>
          <table:table-cell table:style-name="ce47" office:value-type="string">
            <text:p>like</text:p>
          </table:table-cell>
          <table:table-cell table:number-columns-repeated="2" table:style-name="ce39"/>
        </table:table-row>
        <table:table-row table:style-name="ro2">
          <table:table-cell table:style-name="ce38" office:value-type="string">
            <text:p>like a media file</text:p>
          </table:table-cell>
          <table:table-cell table:style-name="ce39" office:value-type="string">
            <text:p>-</text:p>
          </table:table-cell>
          <table:table-cell table:style-name="ce48" office:value-type="string">
            <text:p>media</text:p>
          </table:table-cell>
          <table:table-cell table:style-name="ce47" office:value-type="string">
            <text:p>like</text:p>
          </table:table-cell>
          <table:table-cell table:number-columns-repeated="2" table:style-name="ce39"/>
        </table:table-row>
        <table:table-row table:style-name="ro2">
          <table:table-cell table:style-name="ce38" office:value-type="string">
            <text:p>like a note</text:p>
          </table:table-cell>
          <table:table-cell table:style-name="ce39" office:value-type="string">
            <text:p>-</text:p>
          </table:table-cell>
          <table:table-cell table:style-name="ce48" office:value-type="string">
            <text:p>note</text:p>
          </table:table-cell>
          <table:table-cell table:style-name="ce47" office:value-type="string">
            <text:p>like</text:p>
          </table:table-cell>
          <table:table-cell table:number-columns-repeated="2" table:style-name="ce39"/>
        </table:table-row>
        <table:table-row table:style-name="ro2">
          <table:table-cell table:style-name="ce38" office:value-type="string">
            <text:p>edit existing note</text:p>
          </table:table-cell>
          <table:table-cell table:style-name="ce39" office:value-type="string">
            <text:p>-</text:p>
          </table:table-cell>
          <table:table-cell table:style-name="ce48" office:value-type="string">
            <text:p>note</text:p>
          </table:table-cell>
          <table:table-cell table:style-name="ce47" office:value-type="string">
            <text:p>update</text:p>
          </table:table-cell>
          <table:table-cell table:number-columns-repeated="2" table:style-name="ce39"/>
        </table:table-row>
        <table:table-row table:style-name="ro2">
          <table:table-cell table:style-name="ce38" office:value-type="string">
            <text:p>add/change profile picture (user)</text:p>
          </table:table-cell>
          <table:table-cell table:style-name="ce39" office:value-type="string">
            <text:p>-</text:p>
          </table:table-cell>
          <table:table-cell table:style-name="ce48" office:value-type="string">
            <text:p>user</text:p>
          </table:table-cell>
          <table:table-cell table:style-name="ce47" office:value-type="string">
            <text:p>profile</text:p>
          </table:table-cell>
          <table:table-cell table:number-columns-repeated="2" table:style-name="ce39"/>
        </table:table-row>
        <table:table-row table:style-name="ro2">
          <table:table-cell table:style-name="ce38" office:value-type="string">
            <text:p>add/change profile picture (group)</text:p>
          </table:table-cell>
          <table:table-cell table:style-name="ce39" office:value-type="string">
            <text:p>-</text:p>
          </table:table-cell>
          <table:table-cell table:style-name="ce48" office:value-type="string">
            <text:p>group</text:p>
          </table:table-cell>
          <table:table-cell table:style-name="ce47" office:value-type="string">
            <text:p>profile</text:p>
          </table:table-cell>
          <table:table-cell table:number-columns-repeated="2" table:style-name="ce39"/>
        </table:table-row>
        <table:table-row table:style-name="ro2">
          <table:table-cell table:style-name="ce38" office:value-type="string">
            <text:p>friend updates personal info (hometown?)</text:p>
          </table:table-cell>
          <table:table-cell table:style-name="ce39" office:value-type="string">
            <text:p>-</text:p>
          </table:table-cell>
          <table:table-cell table:style-name="ce48" office:value-type="string">
            <text:p>user</text:p>
          </table:table-cell>
          <table:table-cell table:style-name="ce47" office:value-type="string">
            <text:p>info</text:p>
          </table:table-cell>
          <table:table-cell table:number-columns-repeated="2" table:style-name="ce39"/>
        </table:table-row>
        <table:table-row table:style-name="ro2">
          <table:table-cell table:style-name="ce38" office:value-type="string">
            <text:p>visibility change of slot (user makes privat slot public)</text:p>
          </table:table-cell>
          <table:table-cell table:style-name="ce39" office:value-type="string">
            <text:p>-</text:p>
          </table:table-cell>
          <table:table-cell table:style-name="ce48" office:value-type="string">
            <text:p>slot</text:p>
          </table:table-cell>
          <table:table-cell table:style-name="ce47" office:value-type="string">
            <text:p>public</text:p>
          </table:table-cell>
          <table:table-cell table:number-columns-repeated="2" table:style-name="ce39"/>
        </table:table-row>
        <table:table-row table:style-name="ro2">
          <table:table-cell table:style-name="ce38" office:value-type="string">
            <text:p>friend deactivates his account/ profile</text:p>
          </table:table-cell>
          <table:table-cell table:style-name="ce39" office:value-type="string">
            <text:p>-</text:p>
          </table:table-cell>
          <table:table-cell table:style-name="ce48" office:value-type="string">
            <text:p>user</text:p>
          </table:table-cell>
          <table:table-cell table:style-name="ce47" office:value-type="string">
            <text:p>disable</text:p>
          </table:table-cell>
          <table:table-cell table:number-columns-repeated="2" table:style-name="ce39"/>
        </table:table-row>
        <table:table-row table:style-name="ro2">
          <table:table-cell table:style-name="ce38" office:value-type="string">
            <text:p>friend Re-activates his account/ profile</text:p>
          </table:table-cell>
          <table:table-cell table:style-name="ce39" office:value-type="string">
            <text:p>-</text:p>
          </table:table-cell>
          <table:table-cell table:style-name="ce48" office:value-type="string">
            <text:p>user</text:p>
          </table:table-cell>
          <table:table-cell table:style-name="ce47" office:value-type="string">
            <text:p>activate</text:p>
          </table:table-cell>
          <table:table-cell table:number-columns-repeated="2" table:style-name="ce39"/>
        </table:table-row>
        <table:table-row table:style-name="ro2">
          <table:table-cell table:style-name="ce50" office:value-type="string">
            <text:p>friend creates public group</text:p>
          </table:table-cell>
          <table:table-cell table:style-name="ce39" office:value-type="string">
            <text:p>-</text:p>
          </table:table-cell>
          <table:table-cell table:style-name="ce48" office:value-type="string">
            <text:p>group</text:p>
          </table:table-cell>
          <table:table-cell table:style-name="ce47" office:value-type="string">
            <text:p>create</text:p>
          </table:table-cell>
          <table:table-cell table:number-columns-repeated="2" table:style-name="ce39"/>
        </table:table-row>
        <table:table-row table:style-name="ro2">
          <table:table-cell table:number-columns-repeated="2"/>
          <table:table-cell table:style-name="ce51"/>
          <table:table-cell table:style-name="ce52"/>
        </table:table-row>
        <table:table-row table:style-name="ro2">
          <table:table-cell table:number-columns-repeated="2"/>
          <table:table-cell table:style-name="ce53" table:number-columns-spanned="2" table:number-rows-spanned="1" office:value-type="string">
            <text:p>has to be unique</text:p>
          </table:table-cell>
          <table:covered-table-cell/>
        </table:table-row>
        <table:table-row table:style-name="ro2">
          <table:table-cell table:style-name="ce49" office:value-type="string">
            <text:p>the final message index in the document "Export" should be created as:</text:p>
          </table:table-cell>
        </table:table-row>
        <table:table-row table:style-name="ro2">
          <table:table-cell table:style-name="ce42" office:value-type="string">
            <text:p>{Target}_{Activity}_{VisibilityType}_{MessageType}_{FeedType}</text:p>
          </table:table-cell>
        </table:table-row>
        <table:table-row table:style-name="ro2">
          <table:table-cell table:style-name="ce42" office:value-type="string">
            <text:p>e.g.: "slot_comment_me_push_singular"</text:p>
          </table:table-cell>
        </table:table-row>
        <table:table-row table:number-rows-repeated="1" table:style-name="ro1"/>
        <table:table-row table:style-name="ro2">
          <table:table-cell table:style-name="ce49" office:value-type="string">
            <text:p>Note to multi-language-compatibility (Read me)</text:p>
            <office:annotation office:display="false" draw:text-style-name="" svg:width="0in" svg:height="0in" svg:x="0in" svg:y="0in">
              <text:p><text:span text:style-name="T0">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span></text:p>
              <text:p text:style-name=""><text:span text:style-name="T0">	-Thomas Wilkerling</text:span></text:p>
            </office:annotation>
          </table:table-cell>
          <table:table-cell table:number-columns-repeated="6" table:style-name="ce42"/>
        </table:table-row>
        <table:table-row table:style-name="ro2">
          <table:table-cell table:number-columns-repeated="7" table:style-name="ce42"/>
        </table:table-row>
        <table:table-row table:style-name="ro2">
          <table:table-cell table:number-columns-repeated="7" table:style-name="ce42"/>
        </table:table-row>
        <table:table-row table:style-name="ro2">
          <table:table-cell table:number-columns-repeated="7" table:style-name="ce42"/>
        </table:table-row>
      </table:table>
      <table:table table:name="Export" table:style-name="ta2" table:print="false">
        <office:forms form:automatic-focus="false" form:apply-design-mode="false"/>
        <table:table-column table:style-name="co14" table:default-cell-style-name="ce15"/>
        <table:table-column table:style-name="co15" table:default-cell-style-name="ce15"/>
        <table:table-column table:style-name="co13" table:default-cell-style-name="ce15" table:number-columns-repeated="254"/>
        <table:table-row table:style-name="ro2">
          <table:table-cell table:formula="of:=LOWER([Definition.C4]&amp;&quot;_&quot;&amp;[Definition.D4]&amp;&quot;_&quot;&amp;[Definition.$G$3]&amp;&quot;_&quot;&amp;[Definition.$G$2]&amp;&quot;:&quot;)" office:value-type="string">
            <text:p>slot_comment_me_singular:</text:p>
          </table:table-cell>
          <table:table-cell table:formula="of:=&quot;&quot;&quot;&quot;&amp;SUBSTITUTE([Definition.G4];&quot;{&quot;;&quot;%{&quot;)&amp;&quot;&quot;&quot;&quot;" office:value-type="string">
            <text:p>"You commented on the Slot: %{TITLE}"</text:p>
          </table:table-cell>
        </table:table-row>
        <table:table-row table:style-name="ro2">
          <table:table-cell table:formula="of:=LOWER([Definition.C4]&amp;&quot;_&quot;&amp;[Definition.D4]&amp;&quot;_&quot;&amp;[Definition.$H$3]&amp;&quot;_&quot;&amp;[Definition.$G$2]&amp;&quot;:&quot;)" office:value-type="string">
            <text:p>slot_comment_activity_singular:</text:p>
          </table:table-cell>
          <table:table-cell table:formula="of:=&quot;&quot;&quot;&quot;&amp;SUBSTITUTE([Definition.H4];&quot;{&quot;;&quot;%{&quot;)&amp;&quot;&quot;&quot;&quot;" office:value-type="string">
            <text:p>"%{USER} commented on this Slot."</text:p>
          </table:table-cell>
        </table:table-row>
        <table:table-row table:style-name="ro2">
          <table:table-cell table:formula="of:=LOWER([Definition.C4]&amp;&quot;_&quot;&amp;[Definition.D4]&amp;&quot;_&quot;&amp;[Definition.$I$3]&amp;&quot;_&quot;&amp;[Definition.$G$2]&amp;&quot;:&quot;)" office:value-type="string">
            <text:p>slot_comment_notify_singular:</text:p>
          </table:table-cell>
          <table:table-cell table:formula="of:=&quot;&quot;&quot;&quot;&amp;SUBSTITUTE([Definition.I4];&quot;{&quot;;&quot;%{&quot;)&amp;&quot;&quot;&quot;&quot;" office:value-type="string">
            <text:p>"%{USER} commented on your Slot: %{TITLE}"</text:p>
          </table:table-cell>
        </table:table-row>
        <table:table-row table:style-name="ro2">
          <table:table-cell table:formula="of:=LOWER([Definition.C4]&amp;&quot;_&quot;&amp;[Definition.D4]&amp;&quot;_&quot;&amp;[Definition.$J$3]&amp;&quot;_&quot;&amp;[Definition.$G$2]&amp;&quot;:&quot;)" office:value-type="string">
            <text:p>slot_comment_push_singular:</text:p>
          </table:table-cell>
          <table:table-cell table:formula="of:=&quot;&quot;&quot;&quot;&amp;SUBSTITUTE([Definition.J4];&quot;{&quot;;&quot;%{&quot;)&amp;&quot;&quot;&quot;&quot;" office:value-type="string">
            <text:p>"%{USER} commented on the Slot: %{TITLE}"</text:p>
          </table:table-cell>
        </table:table-row>
        <table:table-row table:style-name="ro2">
          <table:table-cell table:formula="of:=LOWER([Definition.C4]&amp;&quot;_&quot;&amp;[Definition.D4]&amp;&quot;_&quot;&amp;[Definition.$K$3]&amp;&quot;_&quot;&amp;[Definition.$K$2]&amp;&quot;:&quot;)" office:value-type="string">
            <text:p>slot_comment_activity_plural:</text:p>
          </table:table-cell>
          <table:table-cell table:formula="of:=&quot;&quot;&quot;&quot;&amp;SUBSTITUTE([Definition.K4];&quot;{&quot;;&quot;%{&quot;)&amp;&quot;&quot;&quot;&quot;" office:value-type="string">
            <text:p>"%{USER} and %{USER2} commented on this Slot."</text:p>
          </table:table-cell>
        </table:table-row>
        <table:table-row table:style-name="ro2">
          <table:table-cell table:formula="of:=LOWER([Definition.C4]&amp;&quot;_&quot;&amp;[Definition.D4]&amp;&quot;_&quot;&amp;[Definition.$L$3]&amp;&quot;_&quot;&amp;[Definition.$K$2]&amp;&quot;:&quot;)" office:value-type="string">
            <text:p>slot_comment_notify_plural:</text:p>
          </table:table-cell>
          <table:table-cell table:formula="of:=&quot;&quot;&quot;&quot;&amp;SUBSTITUTE([Definition.L4];&quot;{&quot;;&quot;%{&quot;)&amp;&quot;&quot;&quot;&quot;" office:value-type="string">
            <text:p>"%{USER} and %{USER2} commented on your Slot: %{TITLE}"</text:p>
          </table:table-cell>
        </table:table-row>
        <table:table-row table:style-name="ro2">
          <table:table-cell table:formula="of:=LOWER([Definition.C4]&amp;&quot;_&quot;&amp;[Definition.D4]&amp;&quot;_&quot;&amp;[Definition.$M$3]&amp;&quot;_&quot;&amp;[Definition.$K$2]&amp;&quot;:&quot;)" office:value-type="string">
            <text:p>slot_comment_push_plural:</text:p>
          </table:table-cell>
          <table:table-cell table:formula="of:=&quot;&quot;&quot;&quot;&amp;SUBSTITUTE([Definition.M4];&quot;{&quot;;&quot;%{&quot;)&amp;&quot;&quot;&quot;&quot;" office:value-type="string">
            <text:p>"%{USER} and %{USER2} commented on the Slot: %{TITLE}"</text:p>
          </table:table-cell>
        </table:table-row>
        <table:table-row table:style-name="ro2">
          <table:table-cell table:formula="of:=LOWER([Definition.C4]&amp;&quot;_&quot;&amp;[Definition.D4]&amp;&quot;_&quot;&amp;[Definition.$N$3]&amp;&quot;_&quot;&amp;[Definition.$N$2]&amp;&quot;:&quot;)" office:value-type="string">
            <text:p>slot_comment_activity_aggregate:</text:p>
          </table:table-cell>
          <table:table-cell table:formula="of:=&quot;&quot;&quot;&quot;&amp;SUBSTITUTE([Definition.N4];&quot;{&quot;;&quot;%{&quot;)&amp;&quot;&quot;&quot;&quot;" office:value-type="string">
            <text:p>"%{USER} and %{USERCOUNT} others commented on this Slot."</text:p>
          </table:table-cell>
        </table:table-row>
        <table:table-row table:style-name="ro2">
          <table:table-cell table:formula="of:=LOWER([Definition.C4]&amp;&quot;_&quot;&amp;[Definition.D4]&amp;&quot;_&quot;&amp;[Definition.$O$3]&amp;&quot;_&quot;&amp;[Definition.$N$2]&amp;&quot;:&quot;)" office:value-type="string">
            <text:p>slot_comment_notify_aggregate:</text:p>
          </table:table-cell>
          <table:table-cell table:formula="of:=&quot;&quot;&quot;&quot;&amp;SUBSTITUTE([Definition.O4];&quot;{&quot;;&quot;%{&quot;)&amp;&quot;&quot;&quot;&quot;" office:value-type="string">
            <text:p>"%{USER} and %{USERCOUNT} others commented on your Slot: %{TITLE}"</text:p>
          </table:table-cell>
        </table:table-row>
        <table:table-row table:style-name="ro2">
          <table:table-cell table:formula="of:=LOWER([Definition.C4]&amp;&quot;_&quot;&amp;[Definition.D4]&amp;&quot;_&quot;&amp;[Definition.$P$3]&amp;&quot;_&quot;&amp;[Definition.$N$2]&amp;&quot;:&quot;)" office:value-type="string">
            <text:p>slot_comment_push_aggregate:</text:p>
          </table:table-cell>
          <table:table-cell table:formula="of:=&quot;&quot;&quot;&quot;&amp;SUBSTITUTE([Definition.P4];&quot;{&quot;;&quot;%{&quot;)&amp;&quot;&quot;&quot;&quot;" office:value-type="string">
            <text:p>"%{USER} and %{USERCOUNT} others commented on the Slot: %{TITLE}"</text:p>
          </table:table-cell>
        </table:table-row>
        <table:table-row table:number-rows-repeated="1" table:style-name="ro3"/>
        <table:table-row table:style-name="ro2">
          <table:table-cell table:formula="of:=LOWER([Definition.C5]&amp;&quot;_&quot;&amp;[Definition.D5]&amp;&quot;_&quot;&amp;[Definition.$G$3]&amp;&quot;_&quot;&amp;[Definition.$G$2]&amp;&quot;:&quot;)" office:value-type="string">
            <text:p>slot_like_me_singular:</text:p>
          </table:table-cell>
          <table:table-cell table:formula="of:=&quot;&quot;&quot;&quot;&amp;SUBSTITUTE([Definition.G5];&quot;{&quot;;&quot;%{&quot;)&amp;&quot;&quot;&quot;&quot;" office:value-type="string">
            <text:p>"You like the Slot: %{TITLE}"</text:p>
          </table:table-cell>
        </table:table-row>
        <table:table-row table:style-name="ro2">
          <table:table-cell table:formula="of:=LOWER([Definition.C5]&amp;&quot;_&quot;&amp;[Definition.D5]&amp;&quot;_&quot;&amp;[Definition.$H$3]&amp;&quot;_&quot;&amp;[Definition.$G$2]&amp;&quot;:&quot;)" office:value-type="string">
            <text:p>slot_like_activity_singular:</text:p>
          </table:table-cell>
          <table:table-cell table:formula="of:=&quot;&quot;&quot;&quot;&amp;SUBSTITUTE([Definition.H5];&quot;{&quot;;&quot;%{&quot;)&amp;&quot;&quot;&quot;&quot;" office:value-type="string">
            <text:p>"%{USER} likes this Slot."</text:p>
          </table:table-cell>
        </table:table-row>
        <table:table-row table:style-name="ro2">
          <table:table-cell table:formula="of:=LOWER([Definition.C5]&amp;&quot;_&quot;&amp;[Definition.D5]&amp;&quot;_&quot;&amp;[Definition.$I$3]&amp;&quot;_&quot;&amp;[Definition.$G$2]&amp;&quot;:&quot;)" office:value-type="string">
            <text:p>slot_like_notify_singular:</text:p>
          </table:table-cell>
          <table:table-cell table:formula="of:=&quot;&quot;&quot;&quot;&amp;SUBSTITUTE([Definition.I5];&quot;{&quot;;&quot;%{&quot;)&amp;&quot;&quot;&quot;&quot;" office:value-type="string">
            <text:p>"%{USER} likes your Slot: %{TITLE}"</text:p>
          </table:table-cell>
        </table:table-row>
        <table:table-row table:style-name="ro2">
          <table:table-cell table:formula="of:=LOWER([Definition.C5]&amp;&quot;_&quot;&amp;[Definition.D5]&amp;&quot;_&quot;&amp;[Definition.$J$3]&amp;&quot;_&quot;&amp;[Definition.$G$2]&amp;&quot;:&quot;)" office:value-type="string">
            <text:p>slot_like_push_singular:</text:p>
          </table:table-cell>
          <table:table-cell table:formula="of:=&quot;&quot;&quot;&quot;&amp;SUBSTITUTE([Definition.J5];&quot;{&quot;;&quot;%{&quot;)&amp;&quot;&quot;&quot;&quot;" office:value-type="string">
            <text:p>"%{USER} likes your Slot: %{TITLE}"</text:p>
          </table:table-cell>
        </table:table-row>
        <table:table-row table:style-name="ro2">
          <table:table-cell table:formula="of:=LOWER([Definition.C5]&amp;&quot;_&quot;&amp;[Definition.D5]&amp;&quot;_&quot;&amp;[Definition.$K$3]&amp;&quot;_&quot;&amp;[Definition.$K$2]&amp;&quot;:&quot;)" office:value-type="string">
            <text:p>slot_like_activity_plural:</text:p>
          </table:table-cell>
          <table:table-cell table:formula="of:=&quot;&quot;&quot;&quot;&amp;SUBSTITUTE([Definition.K5];&quot;{&quot;;&quot;%{&quot;)&amp;&quot;&quot;&quot;&quot;" office:value-type="string">
            <text:p>"%{USER} and %{USER2} like this Slot."</text:p>
          </table:table-cell>
        </table:table-row>
        <table:table-row table:style-name="ro2">
          <table:table-cell table:formula="of:=LOWER([Definition.C5]&amp;&quot;_&quot;&amp;[Definition.D5]&amp;&quot;_&quot;&amp;[Definition.$L$3]&amp;&quot;_&quot;&amp;[Definition.$K$2]&amp;&quot;:&quot;)" office:value-type="string">
            <text:p>slot_like_notify_plural:</text:p>
          </table:table-cell>
          <table:table-cell table:formula="of:=&quot;&quot;&quot;&quot;&amp;SUBSTITUTE([Definition.L5];&quot;{&quot;;&quot;%{&quot;)&amp;&quot;&quot;&quot;&quot;" office:value-type="string">
            <text:p>"%{USER} and %{USER2} like your Slot: %{TITLE}"</text:p>
          </table:table-cell>
        </table:table-row>
        <table:table-row table:style-name="ro2">
          <table:table-cell table:formula="of:=LOWER([Definition.C5]&amp;&quot;_&quot;&amp;[Definition.D5]&amp;&quot;_&quot;&amp;[Definition.$M$3]&amp;&quot;_&quot;&amp;[Definition.$K$2]&amp;&quot;:&quot;)" office:value-type="string">
            <text:p>slot_like_push_plural:</text:p>
          </table:table-cell>
          <table:table-cell table:formula="of:=&quot;&quot;&quot;&quot;&amp;SUBSTITUTE([Definition.M5];&quot;{&quot;;&quot;%{&quot;)&amp;&quot;&quot;&quot;&quot;" office:value-type="string">
            <text:p>"%{USER} and %{USER2} like the Slot: %{TITLE}"</text:p>
          </table:table-cell>
        </table:table-row>
        <table:table-row table:style-name="ro2">
          <table:table-cell table:formula="of:=LOWER([Definition.C5]&amp;&quot;_&quot;&amp;[Definition.D5]&amp;&quot;_&quot;&amp;[Definition.$N$3]&amp;&quot;_&quot;&amp;[Definition.$N$2]&amp;&quot;:&quot;)" office:value-type="string">
            <text:p>slot_like_activity_aggregate:</text:p>
          </table:table-cell>
          <table:table-cell table:formula="of:=&quot;&quot;&quot;&quot;&amp;SUBSTITUTE([Definition.N5];&quot;{&quot;;&quot;%{&quot;)&amp;&quot;&quot;&quot;&quot;" office:value-type="string">
            <text:p>"%{USER} and %{USERCOUNT} others like this Slot."</text:p>
          </table:table-cell>
        </table:table-row>
        <table:table-row table:style-name="ro2">
          <table:table-cell table:formula="of:=LOWER([Definition.C5]&amp;&quot;_&quot;&amp;[Definition.D5]&amp;&quot;_&quot;&amp;[Definition.$O$3]&amp;&quot;_&quot;&amp;[Definition.$N$2]&amp;&quot;:&quot;)" office:value-type="string">
            <text:p>slot_like_notify_aggregate:</text:p>
          </table:table-cell>
          <table:table-cell table:formula="of:=&quot;&quot;&quot;&quot;&amp;SUBSTITUTE([Definition.O5];&quot;{&quot;;&quot;%{&quot;)&amp;&quot;&quot;&quot;&quot;" office:value-type="string">
            <text:p>"%{USER} and %{USERCOUNT} others like your Slot: %{TITLE}"</text:p>
          </table:table-cell>
        </table:table-row>
        <table:table-row table:style-name="ro2">
          <table:table-cell table:formula="of:=LOWER([Definition.C5]&amp;&quot;_&quot;&amp;[Definition.D5]&amp;&quot;_&quot;&amp;[Definition.$P$3]&amp;&quot;_&quot;&amp;[Definition.$N$2]&amp;&quot;:&quot;)" office:value-type="string">
            <text:p>slot_like_push_aggregate:</text:p>
          </table:table-cell>
          <table:table-cell table:formula="of:=&quot;&quot;&quot;&quot;&amp;SUBSTITUTE([Definition.P5];&quot;{&quot;;&quot;%{&quot;)&amp;&quot;&quot;&quot;&quot;" office:value-type="string">
            <text:p>"%{USER} and %{USERCOUNT} others like the Slot: %{TITLE}"</text:p>
          </table:table-cell>
        </table:table-row>
        <table:table-row table:number-rows-repeated="1" table:style-name="ro3"/>
        <table:table-row table:style-name="ro2">
          <table:table-cell table:formula="of:=LOWER([Definition.C6]&amp;&quot;_&quot;&amp;[Definition.D6]&amp;&quot;_&quot;&amp;[Definition.$G$3]&amp;&quot;_&quot;&amp;[Definition.$G$2]&amp;&quot;:&quot;)" office:value-type="string">
            <text:p>slot_slot_me_singular:</text:p>
          </table:table-cell>
          <table:table-cell table:formula="of:=&quot;&quot;&quot;&quot;&amp;SUBSTITUTE([Definition.G6];&quot;{&quot;;&quot;%{&quot;)&amp;&quot;&quot;&quot;&quot;" office:value-type="string">
            <text:p>"You added the Slot: %{TITLE}"</text:p>
          </table:table-cell>
        </table:table-row>
        <table:table-row table:style-name="ro2">
          <table:table-cell table:formula="of:=LOWER([Definition.C6]&amp;&quot;_&quot;&amp;[Definition.D6]&amp;&quot;_&quot;&amp;[Definition.$H$3]&amp;&quot;_&quot;&amp;[Definition.$G$2]&amp;&quot;:&quot;)" office:value-type="string">
            <text:p>slot_slot_activity_singular:</text:p>
          </table:table-cell>
          <table:table-cell table:formula="of:=&quot;&quot;&quot;&quot;&amp;SUBSTITUTE([Definition.H6];&quot;{&quot;;&quot;%{&quot;)&amp;&quot;&quot;&quot;&quot;" office:value-type="string">
            <text:p>"%{USER} added this Slot."</text:p>
          </table:table-cell>
        </table:table-row>
        <table:table-row table:style-name="ro2">
          <table:table-cell table:formula="of:=LOWER([Definition.C6]&amp;&quot;_&quot;&amp;[Definition.D6]&amp;&quot;_&quot;&amp;[Definition.$I$3]&amp;&quot;_&quot;&amp;[Definition.$G$2]&amp;&quot;:&quot;)" office:value-type="string">
            <text:p>slot_slot_notify_singular:</text:p>
          </table:table-cell>
          <table:table-cell table:formula="of:=&quot;&quot;&quot;&quot;&amp;SUBSTITUTE([Definition.I6];&quot;{&quot;;&quot;%{&quot;)&amp;&quot;&quot;&quot;&quot;" office:value-type="string">
            <text:p>"%{USER} added your Slot: %{TITLE}"</text:p>
          </table:table-cell>
        </table:table-row>
        <table:table-row table:style-name="ro2">
          <table:table-cell table:formula="of:=LOWER([Definition.C6]&amp;&quot;_&quot;&amp;[Definition.D6]&amp;&quot;_&quot;&amp;[Definition.$J$3]&amp;&quot;_&quot;&amp;[Definition.$G$2]&amp;&quot;:&quot;)" office:value-type="string">
            <text:p>slot_slot_push_singular:</text:p>
          </table:table-cell>
          <table:table-cell table:formula="of:=&quot;&quot;&quot;&quot;&amp;SUBSTITUTE([Definition.J6];&quot;{&quot;;&quot;%{&quot;)&amp;&quot;&quot;&quot;&quot;" office:value-type="string">
            <text:p>"%{USER} added the Slot: %{TITLE}"</text:p>
          </table:table-cell>
        </table:table-row>
        <table:table-row table:style-name="ro2">
          <table:table-cell table:formula="of:=LOWER([Definition.C6]&amp;&quot;_&quot;&amp;[Definition.D6]&amp;&quot;_&quot;&amp;[Definition.$K$3]&amp;&quot;_&quot;&amp;[Definition.$K$2]&amp;&quot;:&quot;)" office:value-type="string">
            <text:p>slot_slot_activity_plural:</text:p>
          </table:table-cell>
          <table:table-cell table:formula="of:=&quot;&quot;&quot;&quot;&amp;SUBSTITUTE([Definition.K6];&quot;{&quot;;&quot;%{&quot;)&amp;&quot;&quot;&quot;&quot;" office:value-type="string">
            <text:p>"%{USER} and %{USER2} added this Slot."</text:p>
          </table:table-cell>
        </table:table-row>
        <table:table-row table:style-name="ro2">
          <table:table-cell table:formula="of:=LOWER([Definition.C6]&amp;&quot;_&quot;&amp;[Definition.D6]&amp;&quot;_&quot;&amp;[Definition.$L$3]&amp;&quot;_&quot;&amp;[Definition.$K$2]&amp;&quot;:&quot;)" office:value-type="string">
            <text:p>slot_slot_notify_plural:</text:p>
          </table:table-cell>
          <table:table-cell table:formula="of:=&quot;&quot;&quot;&quot;&amp;SUBSTITUTE([Definition.L6];&quot;{&quot;;&quot;%{&quot;)&amp;&quot;&quot;&quot;&quot;" office:value-type="string">
            <text:p>"%{USER} and %{USER2} added your Slot: %{TITLE}"</text:p>
          </table:table-cell>
        </table:table-row>
        <table:table-row table:style-name="ro2">
          <table:table-cell table:formula="of:=LOWER([Definition.C6]&amp;&quot;_&quot;&amp;[Definition.D6]&amp;&quot;_&quot;&amp;[Definition.$M$3]&amp;&quot;_&quot;&amp;[Definition.$K$2]&amp;&quot;:&quot;)" office:value-type="string">
            <text:p>slot_slot_push_plural:</text:p>
          </table:table-cell>
          <table:table-cell table:formula="of:=&quot;&quot;&quot;&quot;&amp;SUBSTITUTE([Definition.M6];&quot;{&quot;;&quot;%{&quot;)&amp;&quot;&quot;&quot;&quot;" office:value-type="string">
            <text:p>"%{USER} and %{USER2} added the Slot: %{TITLE}"</text:p>
          </table:table-cell>
        </table:table-row>
        <table:table-row table:style-name="ro2">
          <table:table-cell table:formula="of:=LOWER([Definition.C6]&amp;&quot;_&quot;&amp;[Definition.D6]&amp;&quot;_&quot;&amp;[Definition.$N$3]&amp;&quot;_&quot;&amp;[Definition.$N$2]&amp;&quot;:&quot;)" office:value-type="string">
            <text:p>slot_slot_activity_aggregate:</text:p>
          </table:table-cell>
          <table:table-cell table:formula="of:=&quot;&quot;&quot;&quot;&amp;SUBSTITUTE([Definition.N6];&quot;{&quot;;&quot;%{&quot;)&amp;&quot;&quot;&quot;&quot;" office:value-type="string">
            <text:p>"%{USER} and %{USERCOUNT} others added this Slot."</text:p>
          </table:table-cell>
        </table:table-row>
        <table:table-row table:style-name="ro2">
          <table:table-cell table:formula="of:=LOWER([Definition.C6]&amp;&quot;_&quot;&amp;[Definition.D6]&amp;&quot;_&quot;&amp;[Definition.$O$3]&amp;&quot;_&quot;&amp;[Definition.$N$2]&amp;&quot;:&quot;)" office:value-type="string">
            <text:p>slot_slot_notify_aggregate:</text:p>
          </table:table-cell>
          <table:table-cell table:formula="of:=&quot;&quot;&quot;&quot;&amp;SUBSTITUTE([Definition.O6];&quot;{&quot;;&quot;%{&quot;)&amp;&quot;&quot;&quot;&quot;" office:value-type="string">
            <text:p>"%{USER} and %{USERCOUNT} others added your Slot: %{TITLE}"</text:p>
          </table:table-cell>
        </table:table-row>
        <table:table-row table:style-name="ro2">
          <table:table-cell table:formula="of:=LOWER([Definition.C6]&amp;&quot;_&quot;&amp;[Definition.D6]&amp;&quot;_&quot;&amp;[Definition.$P$3]&amp;&quot;_&quot;&amp;[Definition.$N$2]&amp;&quot;:&quot;)" office:value-type="string">
            <text:p>slot_slot_push_aggregate:</text:p>
          </table:table-cell>
          <table:table-cell table:formula="of:=&quot;&quot;&quot;&quot;&amp;SUBSTITUTE([Definition.P6];&quot;{&quot;;&quot;%{&quot;)&amp;&quot;&quot;&quot;&quot;" office:value-type="string">
            <text:p>"%{USER} and %{USERCOUNT} others added the Slot: %{TITLE}"</text:p>
          </table:table-cell>
        </table:table-row>
        <table:table-row table:number-rows-repeated="1" table:style-name="ro3"/>
        <table:table-row table:style-name="ro2">
          <table:table-cell table:formula="of:=LOWER([Definition.C7]&amp;&quot;_&quot;&amp;[Definition.D7]&amp;&quot;_&quot;&amp;[Definition.$G$3]&amp;&quot;_&quot;&amp;[Definition.$G$2]&amp;&quot;:&quot;)" office:value-type="string">
            <text:p>slot_image_me_singular:</text:p>
          </table:table-cell>
          <table:table-cell table:formula="of:=&quot;&quot;&quot;&quot;&amp;SUBSTITUTE([Definition.G7];&quot;{&quot;;&quot;%{&quot;)&amp;&quot;&quot;&quot;&quot;" office:value-type="string">
            <text:p>"You added an image to the Slot: %{TITLE}"</text:p>
          </table:table-cell>
        </table:table-row>
        <table:table-row table:style-name="ro2">
          <table:table-cell table:formula="of:=LOWER([Definition.C7]&amp;&quot;_&quot;&amp;[Definition.D7]&amp;&quot;_&quot;&amp;[Definition.$H$3]&amp;&quot;_&quot;&amp;[Definition.$G$2]&amp;&quot;:&quot;)" office:value-type="string">
            <text:p>slot_image_activity_singular:</text:p>
          </table:table-cell>
          <table:table-cell table:formula="of:=&quot;&quot;&quot;&quot;&amp;SUBSTITUTE([Definition.H7];&quot;{&quot;;&quot;%{&quot;)&amp;&quot;&quot;&quot;&quot;" office:value-type="string">
            <text:p>"%{USER} added an image to this Slot."</text:p>
          </table:table-cell>
        </table:table-row>
        <table:table-row table:style-name="ro2">
          <table:table-cell table:formula="of:=LOWER([Definition.C7]&amp;&quot;_&quot;&amp;[Definition.D7]&amp;&quot;_&quot;&amp;[Definition.$I$3]&amp;&quot;_&quot;&amp;[Definition.$G$2]&amp;&quot;:&quot;)" office:value-type="string">
            <text:p>slot_image_notify_singular:</text:p>
          </table:table-cell>
          <table:table-cell table:formula="of:=&quot;&quot;&quot;&quot;&amp;SUBSTITUTE([Definition.I7];&quot;{&quot;;&quot;%{&quot;)&amp;&quot;&quot;&quot;&quot;" office:value-type="string">
            <text:p>"%{USER} added an image to your Slot: %{TITLE}"</text:p>
          </table:table-cell>
        </table:table-row>
        <table:table-row table:style-name="ro2">
          <table:table-cell table:formula="of:=LOWER([Definition.C7]&amp;&quot;_&quot;&amp;[Definition.D7]&amp;&quot;_&quot;&amp;[Definition.$J$3]&amp;&quot;_&quot;&amp;[Definition.$G$2]&amp;&quot;:&quot;)" office:value-type="string">
            <text:p>slot_image_push_singular:</text:p>
          </table:table-cell>
          <table:table-cell table:formula="of:=&quot;&quot;&quot;&quot;&amp;SUBSTITUTE([Definition.J7];&quot;{&quot;;&quot;%{&quot;)&amp;&quot;&quot;&quot;&quot;" office:value-type="string">
            <text:p>"%{USER} added an image to the Slot: %{TITLE}"</text:p>
          </table:table-cell>
        </table:table-row>
        <table:table-row table:style-name="ro2">
          <table:table-cell table:formula="of:=LOWER([Definition.C7]&amp;&quot;_&quot;&amp;[Definition.D7]&amp;&quot;_&quot;&amp;[Definition.$K$3]&amp;&quot;_&quot;&amp;[Definition.$K$2]&amp;&quot;:&quot;)" office:value-type="string">
            <text:p>slot_image_activity_plural:</text:p>
          </table:table-cell>
          <table:table-cell table:formula="of:=&quot;&quot;&quot;&quot;&amp;SUBSTITUTE([Definition.K7];&quot;{&quot;;&quot;%{&quot;)&amp;&quot;&quot;&quot;&quot;" office:value-type="string">
            <text:p>"%{USER} and %{USER2} added an image to this Slot."</text:p>
          </table:table-cell>
        </table:table-row>
        <table:table-row table:style-name="ro2">
          <table:table-cell table:formula="of:=LOWER([Definition.C7]&amp;&quot;_&quot;&amp;[Definition.D7]&amp;&quot;_&quot;&amp;[Definition.$L$3]&amp;&quot;_&quot;&amp;[Definition.$K$2]&amp;&quot;:&quot;)" office:value-type="string">
            <text:p>slot_image_notify_plural:</text:p>
          </table:table-cell>
          <table:table-cell table:formula="of:=&quot;&quot;&quot;&quot;&amp;SUBSTITUTE([Definition.L7];&quot;{&quot;;&quot;%{&quot;)&amp;&quot;&quot;&quot;&quot;" office:value-type="string">
            <text:p>"%{USER} and %{USER2} added an image to your Slot: %{TITLE}"</text:p>
          </table:table-cell>
        </table:table-row>
        <table:table-row table:style-name="ro2">
          <table:table-cell table:formula="of:=LOWER([Definition.C7]&amp;&quot;_&quot;&amp;[Definition.D7]&amp;&quot;_&quot;&amp;[Definition.$M$3]&amp;&quot;_&quot;&amp;[Definition.$K$2]&amp;&quot;:&quot;)" office:value-type="string">
            <text:p>slot_image_push_plural:</text:p>
          </table:table-cell>
          <table:table-cell table:formula="of:=&quot;&quot;&quot;&quot;&amp;SUBSTITUTE([Definition.M7];&quot;{&quot;;&quot;%{&quot;)&amp;&quot;&quot;&quot;&quot;" office:value-type="string">
            <text:p>"%{USER} and %{USER2} added an image to the Slot: %{TITLE}"</text:p>
          </table:table-cell>
        </table:table-row>
        <table:table-row table:style-name="ro2">
          <table:table-cell table:formula="of:=LOWER([Definition.C7]&amp;&quot;_&quot;&amp;[Definition.D7]&amp;&quot;_&quot;&amp;[Definition.$N$3]&amp;&quot;_&quot;&amp;[Definition.$N$2]&amp;&quot;:&quot;)" office:value-type="string">
            <text:p>slot_image_activity_aggregate:</text:p>
          </table:table-cell>
          <table:table-cell table:formula="of:=&quot;&quot;&quot;&quot;&amp;SUBSTITUTE([Definition.N7];&quot;{&quot;;&quot;%{&quot;)&amp;&quot;&quot;&quot;&quot;" office:value-type="string">
            <text:p>"%{USER} and %{USERCOUNT} others added an image to this Slot."</text:p>
          </table:table-cell>
        </table:table-row>
        <table:table-row table:style-name="ro2">
          <table:table-cell table:formula="of:=LOWER([Definition.C7]&amp;&quot;_&quot;&amp;[Definition.D7]&amp;&quot;_&quot;&amp;[Definition.$O$3]&amp;&quot;_&quot;&amp;[Definition.$N$2]&amp;&quot;:&quot;)" office:value-type="string">
            <text:p>slot_image_notify_aggregate:</text:p>
          </table:table-cell>
          <table:table-cell table:formula="of:=&quot;&quot;&quot;&quot;&amp;SUBSTITUTE([Definition.O7];&quot;{&quot;;&quot;%{&quot;)&amp;&quot;&quot;&quot;&quot;" office:value-type="string">
            <text:p>"%{USER} and %{USERCOUNT} others added an image to your Slot: %{TITLE}"</text:p>
          </table:table-cell>
        </table:table-row>
        <table:table-row table:style-name="ro2">
          <table:table-cell table:formula="of:=LOWER([Definition.C7]&amp;&quot;_&quot;&amp;[Definition.D7]&amp;&quot;_&quot;&amp;[Definition.$P$3]&amp;&quot;_&quot;&amp;[Definition.$N$2]&amp;&quot;:&quot;)" office:value-type="string">
            <text:p>slot_image_push_aggregate:</text:p>
          </table:table-cell>
          <table:table-cell table:formula="of:=&quot;&quot;&quot;&quot;&amp;SUBSTITUTE([Definition.P7];&quot;{&quot;;&quot;%{&quot;)&amp;&quot;&quot;&quot;&quot;" office:value-type="string">
            <text:p>"%{USER} and %{USERCOUNT} others added an image to the Slot: %{TITLE}"</text:p>
          </table:table-cell>
        </table:table-row>
        <table:table-row table:number-rows-repeated="1" table:style-name="ro3"/>
        <table:table-row table:style-name="ro2">
          <table:table-cell table:formula="of:=LOWER([Definition.C8]&amp;&quot;_&quot;&amp;[Definition.D8]&amp;&quot;_&quot;&amp;[Definition.$G$3]&amp;&quot;_&quot;&amp;[Definition.$G$2]&amp;&quot;:&quot;)" office:value-type="string">
            <text:p>slot_video_me_singular:</text:p>
          </table:table-cell>
          <table:table-cell table:formula="of:=&quot;&quot;&quot;&quot;&amp;SUBSTITUTE([Definition.G8];&quot;{&quot;;&quot;%{&quot;)&amp;&quot;&quot;&quot;&quot;" office:value-type="string">
            <text:p>"You added a video to the Slot: %{TITLE}"</text:p>
          </table:table-cell>
        </table:table-row>
        <table:table-row table:style-name="ro2">
          <table:table-cell table:formula="of:=LOWER([Definition.C8]&amp;&quot;_&quot;&amp;[Definition.D8]&amp;&quot;_&quot;&amp;[Definition.$H$3]&amp;&quot;_&quot;&amp;[Definition.$G$2]&amp;&quot;:&quot;)" office:value-type="string">
            <text:p>slot_video_activity_singular:</text:p>
          </table:table-cell>
          <table:table-cell table:formula="of:=&quot;&quot;&quot;&quot;&amp;SUBSTITUTE([Definition.H8];&quot;{&quot;;&quot;%{&quot;)&amp;&quot;&quot;&quot;&quot;" office:value-type="string">
            <text:p>"%{USER} added a video to this Slot."</text:p>
          </table:table-cell>
        </table:table-row>
        <table:table-row table:style-name="ro2">
          <table:table-cell table:formula="of:=LOWER([Definition.C8]&amp;&quot;_&quot;&amp;[Definition.D8]&amp;&quot;_&quot;&amp;[Definition.$I$3]&amp;&quot;_&quot;&amp;[Definition.$G$2]&amp;&quot;:&quot;)" office:value-type="string">
            <text:p>slot_video_notify_singular:</text:p>
          </table:table-cell>
          <table:table-cell table:formula="of:=&quot;&quot;&quot;&quot;&amp;SUBSTITUTE([Definition.I8];&quot;{&quot;;&quot;%{&quot;)&amp;&quot;&quot;&quot;&quot;" office:value-type="string">
            <text:p>"%{USER} added a video to your Slot: %{TITLE}"</text:p>
          </table:table-cell>
        </table:table-row>
        <table:table-row table:style-name="ro2">
          <table:table-cell table:formula="of:=LOWER([Definition.C8]&amp;&quot;_&quot;&amp;[Definition.D8]&amp;&quot;_&quot;&amp;[Definition.$J$3]&amp;&quot;_&quot;&amp;[Definition.$G$2]&amp;&quot;:&quot;)" office:value-type="string">
            <text:p>slot_video_push_singular:</text:p>
          </table:table-cell>
          <table:table-cell table:formula="of:=&quot;&quot;&quot;&quot;&amp;SUBSTITUTE([Definition.J8];&quot;{&quot;;&quot;%{&quot;)&amp;&quot;&quot;&quot;&quot;" office:value-type="string">
            <text:p>"%{USER} added a video to the Slot: %{TITLE}"</text:p>
          </table:table-cell>
        </table:table-row>
        <table:table-row table:style-name="ro2">
          <table:table-cell table:formula="of:=LOWER([Definition.C8]&amp;&quot;_&quot;&amp;[Definition.D8]&amp;&quot;_&quot;&amp;[Definition.$K$3]&amp;&quot;_&quot;&amp;[Definition.$K$2]&amp;&quot;:&quot;)" office:value-type="string">
            <text:p>slot_video_activity_plural:</text:p>
          </table:table-cell>
          <table:table-cell table:formula="of:=&quot;&quot;&quot;&quot;&amp;SUBSTITUTE([Definition.K8];&quot;{&quot;;&quot;%{&quot;)&amp;&quot;&quot;&quot;&quot;" office:value-type="string">
            <text:p>"%{USER} and %{USER2} added a video to this Slot."</text:p>
          </table:table-cell>
        </table:table-row>
        <table:table-row table:style-name="ro2">
          <table:table-cell table:formula="of:=LOWER([Definition.C8]&amp;&quot;_&quot;&amp;[Definition.D8]&amp;&quot;_&quot;&amp;[Definition.$L$3]&amp;&quot;_&quot;&amp;[Definition.$K$2]&amp;&quot;:&quot;)" office:value-type="string">
            <text:p>slot_video_notify_plural:</text:p>
          </table:table-cell>
          <table:table-cell table:formula="of:=&quot;&quot;&quot;&quot;&amp;SUBSTITUTE([Definition.L8];&quot;{&quot;;&quot;%{&quot;)&amp;&quot;&quot;&quot;&quot;" office:value-type="string">
            <text:p>"%{USER} and %{USER2} added a video to your Slot: %{TITLE}"</text:p>
          </table:table-cell>
        </table:table-row>
        <table:table-row table:style-name="ro2">
          <table:table-cell table:formula="of:=LOWER([Definition.C8]&amp;&quot;_&quot;&amp;[Definition.D8]&amp;&quot;_&quot;&amp;[Definition.$M$3]&amp;&quot;_&quot;&amp;[Definition.$K$2]&amp;&quot;:&quot;)" office:value-type="string">
            <text:p>slot_video_push_plural:</text:p>
          </table:table-cell>
          <table:table-cell table:formula="of:=&quot;&quot;&quot;&quot;&amp;SUBSTITUTE([Definition.M8];&quot;{&quot;;&quot;%{&quot;)&amp;&quot;&quot;&quot;&quot;" office:value-type="string">
            <text:p>"%{USER} and %{USER2} added a video to the Slot: %{TITLE}"</text:p>
          </table:table-cell>
        </table:table-row>
        <table:table-row table:style-name="ro2">
          <table:table-cell table:formula="of:=LOWER([Definition.C8]&amp;&quot;_&quot;&amp;[Definition.D8]&amp;&quot;_&quot;&amp;[Definition.$N$3]&amp;&quot;_&quot;&amp;[Definition.$N$2]&amp;&quot;:&quot;)" office:value-type="string">
            <text:p>slot_video_activity_aggregate:</text:p>
          </table:table-cell>
          <table:table-cell table:formula="of:=&quot;&quot;&quot;&quot;&amp;SUBSTITUTE([Definition.N8];&quot;{&quot;;&quot;%{&quot;)&amp;&quot;&quot;&quot;&quot;" office:value-type="string">
            <text:p>"%{USER} and %{USERCOUNT} others added a video to this Slot."</text:p>
          </table:table-cell>
        </table:table-row>
        <table:table-row table:style-name="ro2">
          <table:table-cell table:formula="of:=LOWER([Definition.C8]&amp;&quot;_&quot;&amp;[Definition.D8]&amp;&quot;_&quot;&amp;[Definition.$O$3]&amp;&quot;_&quot;&amp;[Definition.$N$2]&amp;&quot;:&quot;)" office:value-type="string">
            <text:p>slot_video_notify_aggregate:</text:p>
          </table:table-cell>
          <table:table-cell table:formula="of:=&quot;&quot;&quot;&quot;&amp;SUBSTITUTE([Definition.O8];&quot;{&quot;;&quot;%{&quot;)&amp;&quot;&quot;&quot;&quot;" office:value-type="string">
            <text:p>"%{USER} and %{USERCOUNT} others added a video to your Slot: %{TITLE}"</text:p>
          </table:table-cell>
        </table:table-row>
        <table:table-row table:style-name="ro2">
          <table:table-cell table:formula="of:=LOWER([Definition.C8]&amp;&quot;_&quot;&amp;[Definition.D8]&amp;&quot;_&quot;&amp;[Definition.$P$3]&amp;&quot;_&quot;&amp;[Definition.$N$2]&amp;&quot;:&quot;)" office:value-type="string">
            <text:p>slot_video_push_aggregate:</text:p>
          </table:table-cell>
          <table:table-cell table:formula="of:=&quot;&quot;&quot;&quot;&amp;SUBSTITUTE([Definition.P8];&quot;{&quot;;&quot;%{&quot;)&amp;&quot;&quot;&quot;&quot;" office:value-type="string">
            <text:p>"%{USER} and %{USERCOUNT} others added a video to the Slot: %{TITLE}"</text:p>
          </table:table-cell>
        </table:table-row>
        <table:table-row table:number-rows-repeated="1" table:style-name="ro3"/>
        <table:table-row table:style-name="ro2">
          <table:table-cell table:formula="of:=LOWER([Definition.C9]&amp;&quot;_&quot;&amp;[Definition.D9]&amp;&quot;_&quot;&amp;[Definition.$G$3]&amp;&quot;_&quot;&amp;[Definition.$G$2]&amp;&quot;:&quot;)" office:value-type="string">
            <text:p>slot_audio_me_singular:</text:p>
          </table:table-cell>
          <table:table-cell table:formula="of:=&quot;&quot;&quot;&quot;&amp;SUBSTITUTE([Definition.G9];&quot;{&quot;;&quot;%{&quot;)&amp;&quot;&quot;&quot;&quot;" office:value-type="string">
            <text:p>"You added an audio to the Slot: %{TITLE}"</text:p>
          </table:table-cell>
        </table:table-row>
        <table:table-row table:style-name="ro2">
          <table:table-cell table:formula="of:=LOWER([Definition.C9]&amp;&quot;_&quot;&amp;[Definition.D9]&amp;&quot;_&quot;&amp;[Definition.$H$3]&amp;&quot;_&quot;&amp;[Definition.$G$2]&amp;&quot;:&quot;)" office:value-type="string">
            <text:p>slot_audio_activity_singular:</text:p>
          </table:table-cell>
          <table:table-cell table:formula="of:=&quot;&quot;&quot;&quot;&amp;SUBSTITUTE([Definition.H9];&quot;{&quot;;&quot;%{&quot;)&amp;&quot;&quot;&quot;&quot;" office:value-type="string">
            <text:p>"%{USER} added an audio to this Slot."</text:p>
          </table:table-cell>
        </table:table-row>
        <table:table-row table:style-name="ro2">
          <table:table-cell table:formula="of:=LOWER([Definition.C9]&amp;&quot;_&quot;&amp;[Definition.D9]&amp;&quot;_&quot;&amp;[Definition.$I$3]&amp;&quot;_&quot;&amp;[Definition.$G$2]&amp;&quot;:&quot;)" office:value-type="string">
            <text:p>slot_audio_notify_singular:</text:p>
          </table:table-cell>
          <table:table-cell table:formula="of:=&quot;&quot;&quot;&quot;&amp;SUBSTITUTE([Definition.I9];&quot;{&quot;;&quot;%{&quot;)&amp;&quot;&quot;&quot;&quot;" office:value-type="string">
            <text:p>"%{USER} added an audio to your Slot: %{TITLE}"</text:p>
          </table:table-cell>
        </table:table-row>
        <table:table-row table:style-name="ro2">
          <table:table-cell table:formula="of:=LOWER([Definition.C9]&amp;&quot;_&quot;&amp;[Definition.D9]&amp;&quot;_&quot;&amp;[Definition.$J$3]&amp;&quot;_&quot;&amp;[Definition.$G$2]&amp;&quot;:&quot;)" office:value-type="string">
            <text:p>slot_audio_push_singular:</text:p>
          </table:table-cell>
          <table:table-cell table:formula="of:=&quot;&quot;&quot;&quot;&amp;SUBSTITUTE([Definition.J9];&quot;{&quot;;&quot;%{&quot;)&amp;&quot;&quot;&quot;&quot;" office:value-type="string">
            <text:p>"%{USER} added an audio to the Slot: %{TITLE}"</text:p>
          </table:table-cell>
        </table:table-row>
        <table:table-row table:style-name="ro2">
          <table:table-cell table:formula="of:=LOWER([Definition.C9]&amp;&quot;_&quot;&amp;[Definition.D9]&amp;&quot;_&quot;&amp;[Definition.$K$3]&amp;&quot;_&quot;&amp;[Definition.$K$2]&amp;&quot;:&quot;)" office:value-type="string">
            <text:p>slot_audio_activity_plural:</text:p>
          </table:table-cell>
          <table:table-cell table:formula="of:=&quot;&quot;&quot;&quot;&amp;SUBSTITUTE([Definition.K9];&quot;{&quot;;&quot;%{&quot;)&amp;&quot;&quot;&quot;&quot;" office:value-type="string">
            <text:p>"%{USER} and %{USER2} added an audio to this Slot."</text:p>
          </table:table-cell>
        </table:table-row>
        <table:table-row table:style-name="ro2">
          <table:table-cell table:formula="of:=LOWER([Definition.C9]&amp;&quot;_&quot;&amp;[Definition.D9]&amp;&quot;_&quot;&amp;[Definition.$L$3]&amp;&quot;_&quot;&amp;[Definition.$K$2]&amp;&quot;:&quot;)" office:value-type="string">
            <text:p>slot_audio_notify_plural:</text:p>
          </table:table-cell>
          <table:table-cell table:formula="of:=&quot;&quot;&quot;&quot;&amp;SUBSTITUTE([Definition.L9];&quot;{&quot;;&quot;%{&quot;)&amp;&quot;&quot;&quot;&quot;" office:value-type="string">
            <text:p>"%{USER} and %{USER2} added an audio to your Slot: %{TITLE}"</text:p>
          </table:table-cell>
        </table:table-row>
        <table:table-row table:style-name="ro2">
          <table:table-cell table:formula="of:=LOWER([Definition.C9]&amp;&quot;_&quot;&amp;[Definition.D9]&amp;&quot;_&quot;&amp;[Definition.$M$3]&amp;&quot;_&quot;&amp;[Definition.$K$2]&amp;&quot;:&quot;)" office:value-type="string">
            <text:p>slot_audio_push_plural:</text:p>
          </table:table-cell>
          <table:table-cell table:formula="of:=&quot;&quot;&quot;&quot;&amp;SUBSTITUTE([Definition.M9];&quot;{&quot;;&quot;%{&quot;)&amp;&quot;&quot;&quot;&quot;" office:value-type="string">
            <text:p>"%{USER} and %{USER2} added an audio to the Slot: %{TITLE}"</text:p>
          </table:table-cell>
        </table:table-row>
        <table:table-row table:style-name="ro2">
          <table:table-cell table:formula="of:=LOWER([Definition.C9]&amp;&quot;_&quot;&amp;[Definition.D9]&amp;&quot;_&quot;&amp;[Definition.$N$3]&amp;&quot;_&quot;&amp;[Definition.$N$2]&amp;&quot;:&quot;)" office:value-type="string">
            <text:p>slot_audio_activity_aggregate:</text:p>
          </table:table-cell>
          <table:table-cell table:formula="of:=&quot;&quot;&quot;&quot;&amp;SUBSTITUTE([Definition.N9];&quot;{&quot;;&quot;%{&quot;)&amp;&quot;&quot;&quot;&quot;" office:value-type="string">
            <text:p>"%{USER} and %{USERCOUNT} others added an audio to this Slot."</text:p>
          </table:table-cell>
        </table:table-row>
        <table:table-row table:style-name="ro2">
          <table:table-cell table:formula="of:=LOWER([Definition.C9]&amp;&quot;_&quot;&amp;[Definition.D9]&amp;&quot;_&quot;&amp;[Definition.$O$3]&amp;&quot;_&quot;&amp;[Definition.$N$2]&amp;&quot;:&quot;)" office:value-type="string">
            <text:p>slot_audio_notify_aggregate:</text:p>
          </table:table-cell>
          <table:table-cell table:formula="of:=&quot;&quot;&quot;&quot;&amp;SUBSTITUTE([Definition.O9];&quot;{&quot;;&quot;%{&quot;)&amp;&quot;&quot;&quot;&quot;" office:value-type="string">
            <text:p>"%{USER} and %{USERCOUNT} others added an audio to your Slot: %{TITLE}"</text:p>
          </table:table-cell>
        </table:table-row>
        <table:table-row table:style-name="ro2">
          <table:table-cell table:formula="of:=LOWER([Definition.C9]&amp;&quot;_&quot;&amp;[Definition.D9]&amp;&quot;_&quot;&amp;[Definition.$P$3]&amp;&quot;_&quot;&amp;[Definition.$N$2]&amp;&quot;:&quot;)" office:value-type="string">
            <text:p>slot_audio_push_aggregate:</text:p>
          </table:table-cell>
          <table:table-cell table:formula="of:=&quot;&quot;&quot;&quot;&amp;SUBSTITUTE([Definition.P9];&quot;{&quot;;&quot;%{&quot;)&amp;&quot;&quot;&quot;&quot;" office:value-type="string">
            <text:p>"%{USER} and %{USERCOUNT} others added an audio to the Slot: %{TITLE}"</text:p>
          </table:table-cell>
        </table:table-row>
        <table:table-row table:number-rows-repeated="1" table:style-name="ro3"/>
        <table:table-row table:style-name="ro2">
          <table:table-cell table:formula="of:=LOWER([Definition.C10]&amp;&quot;_&quot;&amp;[Definition.D10]&amp;&quot;_&quot;&amp;[Definition.$G$3]&amp;&quot;_&quot;&amp;[Definition.$G$2]&amp;&quot;:&quot;)" office:value-type="string">
            <text:p>slot_note_me_singular:</text:p>
          </table:table-cell>
          <table:table-cell table:formula="of:=&quot;&quot;&quot;&quot;&amp;SUBSTITUTE([Definition.G10];&quot;{&quot;;&quot;%{&quot;)&amp;&quot;&quot;&quot;&quot;" office:value-type="string">
            <text:p>"You added a note to the Slot: %{TITLE}"</text:p>
          </table:table-cell>
        </table:table-row>
        <table:table-row table:style-name="ro2">
          <table:table-cell table:formula="of:=LOWER([Definition.C10]&amp;&quot;_&quot;&amp;[Definition.D10]&amp;&quot;_&quot;&amp;[Definition.$H$3]&amp;&quot;_&quot;&amp;[Definition.$G$2]&amp;&quot;:&quot;)" office:value-type="string">
            <text:p>slot_note_activity_singular:</text:p>
          </table:table-cell>
          <table:table-cell table:formula="of:=&quot;&quot;&quot;&quot;&amp;SUBSTITUTE([Definition.H10];&quot;{&quot;;&quot;%{&quot;)&amp;&quot;&quot;&quot;&quot;" office:value-type="string">
            <text:p>"%{USER} added a note to this Slot."</text:p>
          </table:table-cell>
        </table:table-row>
        <table:table-row table:style-name="ro2">
          <table:table-cell table:formula="of:=LOWER([Definition.C10]&amp;&quot;_&quot;&amp;[Definition.D10]&amp;&quot;_&quot;&amp;[Definition.$I$3]&amp;&quot;_&quot;&amp;[Definition.$G$2]&amp;&quot;:&quot;)" office:value-type="string">
            <text:p>slot_note_notify_singular:</text:p>
          </table:table-cell>
          <table:table-cell table:formula="of:=&quot;&quot;&quot;&quot;&amp;SUBSTITUTE([Definition.I10];&quot;{&quot;;&quot;%{&quot;)&amp;&quot;&quot;&quot;&quot;" office:value-type="string">
            <text:p>"%{USER} added a note to your Slot: %{TITLE}"</text:p>
          </table:table-cell>
        </table:table-row>
        <table:table-row table:style-name="ro2">
          <table:table-cell table:formula="of:=LOWER([Definition.C10]&amp;&quot;_&quot;&amp;[Definition.D10]&amp;&quot;_&quot;&amp;[Definition.$J$3]&amp;&quot;_&quot;&amp;[Definition.$G$2]&amp;&quot;:&quot;)" office:value-type="string">
            <text:p>slot_note_push_singular:</text:p>
          </table:table-cell>
          <table:table-cell table:formula="of:=&quot;&quot;&quot;&quot;&amp;SUBSTITUTE([Definition.J10];&quot;{&quot;;&quot;%{&quot;)&amp;&quot;&quot;&quot;&quot;" office:value-type="string">
            <text:p>"%{USER} added a note to the Slot: %{TITLE}"</text:p>
          </table:table-cell>
        </table:table-row>
        <table:table-row table:style-name="ro2">
          <table:table-cell table:formula="of:=LOWER([Definition.C10]&amp;&quot;_&quot;&amp;[Definition.D10]&amp;&quot;_&quot;&amp;[Definition.$K$3]&amp;&quot;_&quot;&amp;[Definition.$K$2]&amp;&quot;:&quot;)" office:value-type="string">
            <text:p>slot_note_activity_plural:</text:p>
          </table:table-cell>
          <table:table-cell table:formula="of:=&quot;&quot;&quot;&quot;&amp;SUBSTITUTE([Definition.K10];&quot;{&quot;;&quot;%{&quot;)&amp;&quot;&quot;&quot;&quot;" office:value-type="string">
            <text:p>"%{USER} and %{USER2} added a note to this Slot."</text:p>
          </table:table-cell>
        </table:table-row>
        <table:table-row table:style-name="ro2">
          <table:table-cell table:formula="of:=LOWER([Definition.C10]&amp;&quot;_&quot;&amp;[Definition.D10]&amp;&quot;_&quot;&amp;[Definition.$L$3]&amp;&quot;_&quot;&amp;[Definition.$K$2]&amp;&quot;:&quot;)" office:value-type="string">
            <text:p>slot_note_notify_plural:</text:p>
          </table:table-cell>
          <table:table-cell table:formula="of:=&quot;&quot;&quot;&quot;&amp;SUBSTITUTE([Definition.L10];&quot;{&quot;;&quot;%{&quot;)&amp;&quot;&quot;&quot;&quot;" office:value-type="string">
            <text:p>"%{USER} and %{USER2} added a note to your Slot: %{TITLE}"</text:p>
          </table:table-cell>
        </table:table-row>
        <table:table-row table:style-name="ro2">
          <table:table-cell table:formula="of:=LOWER([Definition.C10]&amp;&quot;_&quot;&amp;[Definition.D10]&amp;&quot;_&quot;&amp;[Definition.$M$3]&amp;&quot;_&quot;&amp;[Definition.$K$2]&amp;&quot;:&quot;)" office:value-type="string">
            <text:p>slot_note_push_plural:</text:p>
          </table:table-cell>
          <table:table-cell table:formula="of:=&quot;&quot;&quot;&quot;&amp;SUBSTITUTE([Definition.M10];&quot;{&quot;;&quot;%{&quot;)&amp;&quot;&quot;&quot;&quot;" office:value-type="string">
            <text:p>"%{USER} and %{USER2} added a note to the Slot: %{TITLE}"</text:p>
          </table:table-cell>
        </table:table-row>
        <table:table-row table:style-name="ro2">
          <table:table-cell table:formula="of:=LOWER([Definition.C10]&amp;&quot;_&quot;&amp;[Definition.D10]&amp;&quot;_&quot;&amp;[Definition.$N$3]&amp;&quot;_&quot;&amp;[Definition.$N$2]&amp;&quot;:&quot;)" office:value-type="string">
            <text:p>slot_note_activity_aggregate:</text:p>
          </table:table-cell>
          <table:table-cell table:formula="of:=&quot;&quot;&quot;&quot;&amp;SUBSTITUTE([Definition.N10];&quot;{&quot;;&quot;%{&quot;)&amp;&quot;&quot;&quot;&quot;" office:value-type="string">
            <text:p>"%{USER} and %{USERCOUNT} others added a note to this Slot."</text:p>
          </table:table-cell>
        </table:table-row>
        <table:table-row table:style-name="ro2">
          <table:table-cell table:formula="of:=LOWER([Definition.C10]&amp;&quot;_&quot;&amp;[Definition.D10]&amp;&quot;_&quot;&amp;[Definition.$O$3]&amp;&quot;_&quot;&amp;[Definition.$N$2]&amp;&quot;:&quot;)" office:value-type="string">
            <text:p>slot_note_notify_aggregate:</text:p>
          </table:table-cell>
          <table:table-cell table:formula="of:=&quot;&quot;&quot;&quot;&amp;SUBSTITUTE([Definition.O10];&quot;{&quot;;&quot;%{&quot;)&amp;&quot;&quot;&quot;&quot;" office:value-type="string">
            <text:p>"%{USER} and %{USERCOUNT} others added a note to your Slot: %{TITLE}"</text:p>
          </table:table-cell>
        </table:table-row>
        <table:table-row table:style-name="ro2">
          <table:table-cell table:formula="of:=LOWER([Definition.C10]&amp;&quot;_&quot;&amp;[Definition.D10]&amp;&quot;_&quot;&amp;[Definition.$P$3]&amp;&quot;_&quot;&amp;[Definition.$N$2]&amp;&quot;:&quot;)" office:value-type="string">
            <text:p>slot_note_push_aggregate:</text:p>
          </table:table-cell>
          <table:table-cell table:formula="of:=&quot;&quot;&quot;&quot;&amp;SUBSTITUTE([Definition.P10];&quot;{&quot;;&quot;%{&quot;)&amp;&quot;&quot;&quot;&quot;" office:value-type="string">
            <text:p>"%{USER} and %{USERCOUNT} others added a note to the Slot: %{TITLE}"</text:p>
          </table:table-cell>
        </table:table-row>
        <table:table-row table:number-rows-repeated="1" table:style-name="ro3"/>
        <table:table-row table:style-name="ro2">
          <table:table-cell table:formula="of:=LOWER([Definition.C11]&amp;&quot;_&quot;&amp;[Definition.D11]&amp;&quot;_&quot;&amp;[Definition.$G$3]&amp;&quot;_&quot;&amp;[Definition.$G$2]&amp;&quot;:&quot;)" office:value-type="string">
            <text:p>slot_media_me_singular:</text:p>
          </table:table-cell>
          <table:table-cell table:formula="of:=&quot;&quot;&quot;&quot;&amp;SUBSTITUTE([Definition.G11];&quot;{&quot;;&quot;%{&quot;)&amp;&quot;&quot;&quot;&quot;" office:value-type="string">
            <text:p>"You added new media to the Slot: %{TITLE}"</text:p>
          </table:table-cell>
        </table:table-row>
        <table:table-row table:style-name="ro2">
          <table:table-cell table:formula="of:=LOWER([Definition.C11]&amp;&quot;_&quot;&amp;[Definition.D11]&amp;&quot;_&quot;&amp;[Definition.$H$3]&amp;&quot;_&quot;&amp;[Definition.$G$2]&amp;&quot;:&quot;)" office:value-type="string">
            <text:p>slot_media_activity_singular:</text:p>
          </table:table-cell>
          <table:table-cell table:formula="of:=&quot;&quot;&quot;&quot;&amp;SUBSTITUTE([Definition.H11];&quot;{&quot;;&quot;%{&quot;)&amp;&quot;&quot;&quot;&quot;" office:value-type="string">
            <text:p>"%{USER} added new media to this Slot."</text:p>
          </table:table-cell>
        </table:table-row>
        <table:table-row table:style-name="ro2">
          <table:table-cell table:formula="of:=LOWER([Definition.C11]&amp;&quot;_&quot;&amp;[Definition.D11]&amp;&quot;_&quot;&amp;[Definition.$I$3]&amp;&quot;_&quot;&amp;[Definition.$G$2]&amp;&quot;:&quot;)" office:value-type="string">
            <text:p>slot_media_notify_singular:</text:p>
          </table:table-cell>
          <table:table-cell table:formula="of:=&quot;&quot;&quot;&quot;&amp;SUBSTITUTE([Definition.I11];&quot;{&quot;;&quot;%{&quot;)&amp;&quot;&quot;&quot;&quot;" office:value-type="string">
            <text:p>"%{USER} added new media to your Slot: %{TITLE}"</text:p>
          </table:table-cell>
        </table:table-row>
        <table:table-row table:style-name="ro2">
          <table:table-cell table:formula="of:=LOWER([Definition.C11]&amp;&quot;_&quot;&amp;[Definition.D11]&amp;&quot;_&quot;&amp;[Definition.$J$3]&amp;&quot;_&quot;&amp;[Definition.$G$2]&amp;&quot;:&quot;)" office:value-type="string">
            <text:p>slot_media_push_singular:</text:p>
          </table:table-cell>
          <table:table-cell table:formula="of:=&quot;&quot;&quot;&quot;&amp;SUBSTITUTE([Definition.J11];&quot;{&quot;;&quot;%{&quot;)&amp;&quot;&quot;&quot;&quot;" office:value-type="string">
            <text:p>"%{USER} added new media to the Slot: %{TITLE}"</text:p>
          </table:table-cell>
        </table:table-row>
        <table:table-row table:style-name="ro2">
          <table:table-cell table:formula="of:=LOWER([Definition.C11]&amp;&quot;_&quot;&amp;[Definition.D11]&amp;&quot;_&quot;&amp;[Definition.$K$3]&amp;&quot;_&quot;&amp;[Definition.$K$2]&amp;&quot;:&quot;)" office:value-type="string">
            <text:p>slot_media_activity_plural:</text:p>
          </table:table-cell>
          <table:table-cell table:formula="of:=&quot;&quot;&quot;&quot;&amp;SUBSTITUTE([Definition.K11];&quot;{&quot;;&quot;%{&quot;)&amp;&quot;&quot;&quot;&quot;" office:value-type="string">
            <text:p>"%{USER} and %{USER2} added new media to this Slot."</text:p>
          </table:table-cell>
        </table:table-row>
        <table:table-row table:style-name="ro2">
          <table:table-cell table:formula="of:=LOWER([Definition.C11]&amp;&quot;_&quot;&amp;[Definition.D11]&amp;&quot;_&quot;&amp;[Definition.$L$3]&amp;&quot;_&quot;&amp;[Definition.$K$2]&amp;&quot;:&quot;)" office:value-type="string">
            <text:p>slot_media_notify_plural:</text:p>
          </table:table-cell>
          <table:table-cell table:formula="of:=&quot;&quot;&quot;&quot;&amp;SUBSTITUTE([Definition.L11];&quot;{&quot;;&quot;%{&quot;)&amp;&quot;&quot;&quot;&quot;" office:value-type="string">
            <text:p>"%{USER} and %{USER2} added new media to your Slot: %{TITLE}"</text:p>
          </table:table-cell>
        </table:table-row>
        <table:table-row table:style-name="ro2">
          <table:table-cell table:formula="of:=LOWER([Definition.C11]&amp;&quot;_&quot;&amp;[Definition.D11]&amp;&quot;_&quot;&amp;[Definition.$M$3]&amp;&quot;_&quot;&amp;[Definition.$K$2]&amp;&quot;:&quot;)" office:value-type="string">
            <text:p>slot_media_push_plural:</text:p>
          </table:table-cell>
          <table:table-cell table:formula="of:=&quot;&quot;&quot;&quot;&amp;SUBSTITUTE([Definition.M11];&quot;{&quot;;&quot;%{&quot;)&amp;&quot;&quot;&quot;&quot;" office:value-type="string">
            <text:p>"%{USER} and %{USER2} added new media to the Slot: %{TITLE}"</text:p>
          </table:table-cell>
        </table:table-row>
        <table:table-row table:style-name="ro2">
          <table:table-cell table:formula="of:=LOWER([Definition.C11]&amp;&quot;_&quot;&amp;[Definition.D11]&amp;&quot;_&quot;&amp;[Definition.$N$3]&amp;&quot;_&quot;&amp;[Definition.$N$2]&amp;&quot;:&quot;)" office:value-type="string">
            <text:p>slot_media_activity_aggregate:</text:p>
          </table:table-cell>
          <table:table-cell table:formula="of:=&quot;&quot;&quot;&quot;&amp;SUBSTITUTE([Definition.N11];&quot;{&quot;;&quot;%{&quot;)&amp;&quot;&quot;&quot;&quot;" office:value-type="string">
            <text:p>"%{USER} and %{USERCOUNT} others added new media to this Slot."</text:p>
          </table:table-cell>
        </table:table-row>
        <table:table-row table:style-name="ro2">
          <table:table-cell table:formula="of:=LOWER([Definition.C11]&amp;&quot;_&quot;&amp;[Definition.D11]&amp;&quot;_&quot;&amp;[Definition.$O$3]&amp;&quot;_&quot;&amp;[Definition.$N$2]&amp;&quot;:&quot;)" office:value-type="string">
            <text:p>slot_media_notify_aggregate:</text:p>
          </table:table-cell>
          <table:table-cell table:formula="of:=&quot;&quot;&quot;&quot;&amp;SUBSTITUTE([Definition.O11];&quot;{&quot;;&quot;%{&quot;)&amp;&quot;&quot;&quot;&quot;" office:value-type="string">
            <text:p>"%{USER} and %{USERCOUNT} others added new media to your Slot: %{TITLE}"</text:p>
          </table:table-cell>
        </table:table-row>
        <table:table-row table:style-name="ro2">
          <table:table-cell table:formula="of:=LOWER([Definition.C11]&amp;&quot;_&quot;&amp;[Definition.D11]&amp;&quot;_&quot;&amp;[Definition.$P$3]&amp;&quot;_&quot;&amp;[Definition.$N$2]&amp;&quot;:&quot;)" office:value-type="string">
            <text:p>slot_media_push_aggregate:</text:p>
          </table:table-cell>
          <table:table-cell table:formula="of:=&quot;&quot;&quot;&quot;&amp;SUBSTITUTE([Definition.P11];&quot;{&quot;;&quot;%{&quot;)&amp;&quot;&quot;&quot;&quot;" office:value-type="string">
            <text:p>"%{USER} and %{USERCOUNT} others added new media to the Slot: %{TITLE}"</text:p>
          </table:table-cell>
        </table:table-row>
        <table:table-row table:number-rows-repeated="1" table:style-name="ro3"/>
        <table:table-row table:style-name="ro2">
          <table:table-cell table:formula="of:=LOWER([Definition.C12]&amp;&quot;_&quot;&amp;[Definition.D12]&amp;&quot;_&quot;&amp;[Definition.$G$3]&amp;&quot;_&quot;&amp;[Definition.$G$2]&amp;&quot;:&quot;)" office:value-type="string">
            <text:p>slot_reslot_me_singular:</text:p>
          </table:table-cell>
          <table:table-cell table:formula="of:=&quot;&quot;&quot;&quot;&amp;SUBSTITUTE([Definition.G12];&quot;{&quot;;&quot;%{&quot;)&amp;&quot;&quot;&quot;&quot;" office:value-type="string">
            <text:p>"You reslotted the Slot: %{TITLE}"</text:p>
          </table:table-cell>
        </table:table-row>
        <table:table-row table:style-name="ro2">
          <table:table-cell table:formula="of:=LOWER([Definition.C12]&amp;&quot;_&quot;&amp;[Definition.D12]&amp;&quot;_&quot;&amp;[Definition.$H$3]&amp;&quot;_&quot;&amp;[Definition.$G$2]&amp;&quot;:&quot;)" office:value-type="string">
            <text:p>slot_reslot_activity_singular:</text:p>
          </table:table-cell>
          <table:table-cell table:formula="of:=&quot;&quot;&quot;&quot;&amp;SUBSTITUTE([Definition.H12];&quot;{&quot;;&quot;%{&quot;)&amp;&quot;&quot;&quot;&quot;" office:value-type="string">
            <text:p>"%{USER} reslotted this Slot."</text:p>
          </table:table-cell>
        </table:table-row>
        <table:table-row table:style-name="ro2">
          <table:table-cell table:formula="of:=LOWER([Definition.C12]&amp;&quot;_&quot;&amp;[Definition.D12]&amp;&quot;_&quot;&amp;[Definition.$I$3]&amp;&quot;_&quot;&amp;[Definition.$G$2]&amp;&quot;:&quot;)" office:value-type="string">
            <text:p>slot_reslot_notify_singular:</text:p>
          </table:table-cell>
          <table:table-cell table:formula="of:=&quot;&quot;&quot;&quot;&amp;SUBSTITUTE([Definition.I12];&quot;{&quot;;&quot;%{&quot;)&amp;&quot;&quot;&quot;&quot;" office:value-type="string">
            <text:p>"%{USER} reslotted your Slot: %{TITLE}"</text:p>
          </table:table-cell>
        </table:table-row>
        <table:table-row table:style-name="ro2">
          <table:table-cell table:formula="of:=LOWER([Definition.C12]&amp;&quot;_&quot;&amp;[Definition.D12]&amp;&quot;_&quot;&amp;[Definition.$J$3]&amp;&quot;_&quot;&amp;[Definition.$G$2]&amp;&quot;:&quot;)" office:value-type="string">
            <text:p>slot_reslot_push_singular:</text:p>
          </table:table-cell>
          <table:table-cell table:formula="of:=&quot;&quot;&quot;&quot;&amp;SUBSTITUTE([Definition.J12];&quot;{&quot;;&quot;%{&quot;)&amp;&quot;&quot;&quot;&quot;" office:value-type="string">
            <text:p>"%{USER} reslotted the Slot: %{TITLE}"</text:p>
          </table:table-cell>
        </table:table-row>
        <table:table-row table:style-name="ro2">
          <table:table-cell table:formula="of:=LOWER([Definition.C12]&amp;&quot;_&quot;&amp;[Definition.D12]&amp;&quot;_&quot;&amp;[Definition.$K$3]&amp;&quot;_&quot;&amp;[Definition.$K$2]&amp;&quot;:&quot;)" office:value-type="string">
            <text:p>slot_reslot_activity_plural:</text:p>
          </table:table-cell>
          <table:table-cell table:formula="of:=&quot;&quot;&quot;&quot;&amp;SUBSTITUTE([Definition.K12];&quot;{&quot;;&quot;%{&quot;)&amp;&quot;&quot;&quot;&quot;" office:value-type="string">
            <text:p>"%{USER} and %{USER2} reslotted this Slot."</text:p>
          </table:table-cell>
        </table:table-row>
        <table:table-row table:style-name="ro2">
          <table:table-cell table:formula="of:=LOWER([Definition.C12]&amp;&quot;_&quot;&amp;[Definition.D12]&amp;&quot;_&quot;&amp;[Definition.$L$3]&amp;&quot;_&quot;&amp;[Definition.$K$2]&amp;&quot;:&quot;)" office:value-type="string">
            <text:p>slot_reslot_notify_plural:</text:p>
          </table:table-cell>
          <table:table-cell table:formula="of:=&quot;&quot;&quot;&quot;&amp;SUBSTITUTE([Definition.L12];&quot;{&quot;;&quot;%{&quot;)&amp;&quot;&quot;&quot;&quot;" office:value-type="string">
            <text:p>"%{USER} and %{USER2} reslotted your Slot: %{TITLE}"</text:p>
          </table:table-cell>
        </table:table-row>
        <table:table-row table:style-name="ro2">
          <table:table-cell table:formula="of:=LOWER([Definition.C12]&amp;&quot;_&quot;&amp;[Definition.D12]&amp;&quot;_&quot;&amp;[Definition.$M$3]&amp;&quot;_&quot;&amp;[Definition.$K$2]&amp;&quot;:&quot;)" office:value-type="string">
            <text:p>slot_reslot_push_plural:</text:p>
          </table:table-cell>
          <table:table-cell table:formula="of:=&quot;&quot;&quot;&quot;&amp;SUBSTITUTE([Definition.M12];&quot;{&quot;;&quot;%{&quot;)&amp;&quot;&quot;&quot;&quot;" office:value-type="string">
            <text:p>"%{USER} and %{USER2} reslotted the Slot: %{TITLE}"</text:p>
          </table:table-cell>
        </table:table-row>
        <table:table-row table:style-name="ro2">
          <table:table-cell table:formula="of:=LOWER([Definition.C12]&amp;&quot;_&quot;&amp;[Definition.D12]&amp;&quot;_&quot;&amp;[Definition.$N$3]&amp;&quot;_&quot;&amp;[Definition.$N$2]&amp;&quot;:&quot;)" office:value-type="string">
            <text:p>slot_reslot_activity_aggregate:</text:p>
          </table:table-cell>
          <table:table-cell table:formula="of:=&quot;&quot;&quot;&quot;&amp;SUBSTITUTE([Definition.N12];&quot;{&quot;;&quot;%{&quot;)&amp;&quot;&quot;&quot;&quot;" office:value-type="string">
            <text:p>"%{USER} and %{USERCOUNT} others reslotted this Slot."</text:p>
          </table:table-cell>
        </table:table-row>
        <table:table-row table:style-name="ro2">
          <table:table-cell table:formula="of:=LOWER([Definition.C12]&amp;&quot;_&quot;&amp;[Definition.D12]&amp;&quot;_&quot;&amp;[Definition.$O$3]&amp;&quot;_&quot;&amp;[Definition.$N$2]&amp;&quot;:&quot;)" office:value-type="string">
            <text:p>slot_reslot_notify_aggregate:</text:p>
          </table:table-cell>
          <table:table-cell table:formula="of:=&quot;&quot;&quot;&quot;&amp;SUBSTITUTE([Definition.O12];&quot;{&quot;;&quot;%{&quot;)&amp;&quot;&quot;&quot;&quot;" office:value-type="string">
            <text:p>"%{USER} and %{USERCOUNT} others reslotted your Slot: %{TITLE}"</text:p>
          </table:table-cell>
        </table:table-row>
        <table:table-row table:style-name="ro2">
          <table:table-cell table:formula="of:=LOWER([Definition.C12]&amp;&quot;_&quot;&amp;[Definition.D12]&amp;&quot;_&quot;&amp;[Definition.$P$3]&amp;&quot;_&quot;&amp;[Definition.$N$2]&amp;&quot;:&quot;)" office:value-type="string">
            <text:p>slot_reslot_push_aggregate:</text:p>
          </table:table-cell>
          <table:table-cell table:formula="of:=&quot;&quot;&quot;&quot;&amp;SUBSTITUTE([Definition.P12];&quot;{&quot;;&quot;%{&quot;)&amp;&quot;&quot;&quot;&quot;" office:value-type="string">
            <text:p>"%{USER} and %{USERCOUNT} others reslotted the Slot: %{TITLE}"</text:p>
          </table:table-cell>
        </table:table-row>
        <table:table-row table:number-rows-repeated="1" table:style-name="ro3"/>
        <table:table-row table:style-name="ro2">
          <table:table-cell table:formula="of:=LOWER([Definition.C13]&amp;&quot;_&quot;&amp;[Definition.D13]&amp;&quot;_&quot;&amp;[Definition.$G$3]&amp;&quot;_&quot;&amp;[Definition.$G$2]&amp;&quot;:&quot;)" office:value-type="string">
            <text:p>user_friendship_me_singular:</text:p>
          </table:table-cell>
          <table:table-cell table:formula="of:=&quot;&quot;&quot;&quot;&amp;SUBSTITUTE([Definition.G13];&quot;{&quot;;&quot;%{&quot;)&amp;&quot;&quot;&quot;&quot;" office:value-type="string">
            <text:p>"You and %{USER} are now friends"</text:p>
          </table:table-cell>
        </table:table-row>
        <table:table-row table:style-name="ro2">
          <table:table-cell table:formula="of:=LOWER([Definition.C13]&amp;&quot;_&quot;&amp;[Definition.D13]&amp;&quot;_&quot;&amp;[Definition.$H$3]&amp;&quot;_&quot;&amp;[Definition.$G$2]&amp;&quot;:&quot;)" office:value-type="string">
            <text:p>user_friendship_activity_singular:</text:p>
          </table:table-cell>
          <table:table-cell table:formula="of:=&quot;&quot;&quot;&quot;&amp;SUBSTITUTE([Definition.H13];&quot;{&quot;;&quot;%{&quot;)&amp;&quot;&quot;&quot;&quot;" office:value-type="string">
            <text:p>"TODO"</text:p>
          </table:table-cell>
        </table:table-row>
        <table:table-row table:style-name="ro2">
          <table:table-cell table:formula="of:=LOWER([Definition.C13]&amp;&quot;_&quot;&amp;[Definition.D13]&amp;&quot;_&quot;&amp;[Definition.$I$3]&amp;&quot;_&quot;&amp;[Definition.$G$2]&amp;&quot;:&quot;)" office:value-type="string">
            <text:p>user_friendship_notify_singular:</text:p>
          </table:table-cell>
          <table:table-cell table:formula="of:=&quot;&quot;&quot;&quot;&amp;SUBSTITUTE([Definition.I13];&quot;{&quot;;&quot;%{&quot;)&amp;&quot;&quot;&quot;&quot;" office:value-type="string">
            <text:p>"You and %{USER} are now friends"</text:p>
          </table:table-cell>
        </table:table-row>
        <table:table-row table:style-name="ro2">
          <table:table-cell table:formula="of:=LOWER([Definition.C13]&amp;&quot;_&quot;&amp;[Definition.D13]&amp;&quot;_&quot;&amp;[Definition.$J$3]&amp;&quot;_&quot;&amp;[Definition.$G$2]&amp;&quot;:&quot;)" office:value-type="string">
            <text:p>user_friendship_push_singular:</text:p>
          </table:table-cell>
          <table:table-cell table:formula="of:=&quot;&quot;&quot;&quot;&amp;SUBSTITUTE([Definition.J13];&quot;{&quot;;&quot;%{&quot;)&amp;&quot;&quot;&quot;&quot;" office:value-type="string">
            <text:p>"%{USER} has accepted your friend request"</text:p>
          </table:table-cell>
        </table:table-row>
        <table:table-row table:style-name="ro2">
          <table:table-cell table:formula="of:=LOWER([Definition.C13]&amp;&quot;_&quot;&amp;[Definition.D13]&amp;&quot;_&quot;&amp;[Definition.$K$3]&amp;&quot;_&quot;&amp;[Definition.$K$2]&amp;&quot;:&quot;)" office:value-type="string">
            <text:p>user_friendship_activity_plural:</text:p>
          </table:table-cell>
          <table:table-cell table:formula="of:=&quot;&quot;&quot;&quot;&amp;SUBSTITUTE([Definition.K13];&quot;{&quot;;&quot;%{&quot;)&amp;&quot;&quot;&quot;&quot;" office:value-type="string">
            <text:p>"TODO"</text:p>
          </table:table-cell>
        </table:table-row>
        <table:table-row table:style-name="ro2">
          <table:table-cell table:formula="of:=LOWER([Definition.C13]&amp;&quot;_&quot;&amp;[Definition.D13]&amp;&quot;_&quot;&amp;[Definition.$L$3]&amp;&quot;_&quot;&amp;[Definition.$K$2]&amp;&quot;:&quot;)" office:value-type="string">
            <text:p>user_friendship_notify_plural:</text:p>
          </table:table-cell>
          <table:table-cell table:formula="of:=&quot;&quot;&quot;&quot;&amp;SUBSTITUTE([Definition.L13];&quot;{&quot;;&quot;%{&quot;)&amp;&quot;&quot;&quot;&quot;" office:value-type="string">
            <text:p>"TODO"</text:p>
          </table:table-cell>
        </table:table-row>
        <table:table-row table:style-name="ro2">
          <table:table-cell table:formula="of:=LOWER([Definition.C13]&amp;&quot;_&quot;&amp;[Definition.D13]&amp;&quot;_&quot;&amp;[Definition.$M$3]&amp;&quot;_&quot;&amp;[Definition.$K$2]&amp;&quot;:&quot;)" office:value-type="string">
            <text:p>user_friendship_push_plural:</text:p>
          </table:table-cell>
          <table:table-cell table:formula="of:=&quot;&quot;&quot;&quot;&amp;SUBSTITUTE([Definition.M13];&quot;{&quot;;&quot;%{&quot;)&amp;&quot;&quot;&quot;&quot;" office:value-type="string">
            <text:p>"TODO"</text:p>
          </table:table-cell>
        </table:table-row>
        <table:table-row table:style-name="ro2">
          <table:table-cell table:formula="of:=LOWER([Definition.C13]&amp;&quot;_&quot;&amp;[Definition.D13]&amp;&quot;_&quot;&amp;[Definition.$N$3]&amp;&quot;_&quot;&amp;[Definition.$N$2]&amp;&quot;:&quot;)" office:value-type="string">
            <text:p>user_friendship_activity_aggregate:</text:p>
          </table:table-cell>
          <table:table-cell table:formula="of:=&quot;&quot;&quot;&quot;&amp;SUBSTITUTE([Definition.N13];&quot;{&quot;;&quot;%{&quot;)&amp;&quot;&quot;&quot;&quot;" office:value-type="string">
            <text:p>"TODO"</text:p>
          </table:table-cell>
        </table:table-row>
        <table:table-row table:style-name="ro2">
          <table:table-cell table:formula="of:=LOWER([Definition.C13]&amp;&quot;_&quot;&amp;[Definition.D13]&amp;&quot;_&quot;&amp;[Definition.$O$3]&amp;&quot;_&quot;&amp;[Definition.$N$2]&amp;&quot;:&quot;)" office:value-type="string">
            <text:p>user_friendship_notify_aggregate:</text:p>
          </table:table-cell>
          <table:table-cell table:formula="of:=&quot;&quot;&quot;&quot;&amp;SUBSTITUTE([Definition.O13];&quot;{&quot;;&quot;%{&quot;)&amp;&quot;&quot;&quot;&quot;" office:value-type="string">
            <text:p>"TODO"</text:p>
          </table:table-cell>
        </table:table-row>
        <table:table-row table:style-name="ro2">
          <table:table-cell table:formula="of:=LOWER([Definition.C13]&amp;&quot;_&quot;&amp;[Definition.D13]&amp;&quot;_&quot;&amp;[Definition.$P$3]&amp;&quot;_&quot;&amp;[Definition.$N$2]&amp;&quot;:&quot;)" office:value-type="string">
            <text:p>user_friendship_push_aggregate:</text:p>
          </table:table-cell>
          <table:table-cell table:formula="of:=&quot;&quot;&quot;&quot;&amp;SUBSTITUTE([Definition.P13];&quot;{&quot;;&quot;%{&quot;)&amp;&quot;&quot;&quot;&quot;" office:value-type="string">
            <text:p>"TODO"</text:p>
          </table:table-cell>
        </table:table-row>
        <table:table-row table:number-rows-repeated="1" table:style-name="ro3"/>
        <table:table-row table:style-name="ro2">
          <table:table-cell table:formula="of:=LOWER([Definition.C14]&amp;&quot;_&quot;&amp;[Definition.D14]&amp;&quot;_&quot;&amp;[Definition.$G$3]&amp;&quot;_&quot;&amp;[Definition.$G$2]&amp;&quot;:&quot;)" office:value-type="string">
            <text:p>group_membership_me_singular:</text:p>
          </table:table-cell>
          <table:table-cell table:formula="of:=&quot;&quot;&quot;&quot;&amp;SUBSTITUTE([Definition.G14];&quot;{&quot;;&quot;%{&quot;)&amp;&quot;&quot;&quot;&quot;" office:value-type="string">
            <text:p>"You joined the group: %{TITLE}"</text:p>
          </table:table-cell>
        </table:table-row>
        <table:table-row table:style-name="ro2">
          <table:table-cell table:formula="of:=LOWER([Definition.C14]&amp;&quot;_&quot;&amp;[Definition.D14]&amp;&quot;_&quot;&amp;[Definition.$H$3]&amp;&quot;_&quot;&amp;[Definition.$G$2]&amp;&quot;:&quot;)" office:value-type="string">
            <text:p>group_membership_activity_singular:</text:p>
          </table:table-cell>
          <table:table-cell table:formula="of:=&quot;&quot;&quot;&quot;&amp;SUBSTITUTE([Definition.H14];&quot;{&quot;;&quot;%{&quot;)&amp;&quot;&quot;&quot;&quot;" office:value-type="string">
            <text:p>"TODO"</text:p>
          </table:table-cell>
        </table:table-row>
        <table:table-row table:style-name="ro2">
          <table:table-cell table:formula="of:=LOWER([Definition.C14]&amp;&quot;_&quot;&amp;[Definition.D14]&amp;&quot;_&quot;&amp;[Definition.$I$3]&amp;&quot;_&quot;&amp;[Definition.$G$2]&amp;&quot;:&quot;)" office:value-type="string">
            <text:p>group_membership_notify_singular:</text:p>
          </table:table-cell>
          <table:table-cell table:formula="of:=&quot;&quot;&quot;&quot;&amp;SUBSTITUTE([Definition.I14];&quot;{&quot;;&quot;%{&quot;)&amp;&quot;&quot;&quot;&quot;" office:value-type="string">
            <text:p>"You joined the group: %{TITLE}"</text:p>
          </table:table-cell>
        </table:table-row>
        <table:table-row table:style-name="ro2">
          <table:table-cell table:formula="of:=LOWER([Definition.C14]&amp;&quot;_&quot;&amp;[Definition.D14]&amp;&quot;_&quot;&amp;[Definition.$J$3]&amp;&quot;_&quot;&amp;[Definition.$G$2]&amp;&quot;:&quot;)" office:value-type="string">
            <text:p>group_membership_push_singular:</text:p>
          </table:table-cell>
          <table:table-cell table:formula="of:=&quot;&quot;&quot;&quot;&amp;SUBSTITUTE([Definition.J14];&quot;{&quot;;&quot;%{&quot;)&amp;&quot;&quot;&quot;&quot;" office:value-type="string">
            <text:p>"%{USER} has accepted your invitation to the group: %{TITLE}"</text:p>
          </table:table-cell>
        </table:table-row>
        <table:table-row table:style-name="ro2">
          <table:table-cell table:formula="of:=LOWER([Definition.C14]&amp;&quot;_&quot;&amp;[Definition.D14]&amp;&quot;_&quot;&amp;[Definition.$K$3]&amp;&quot;_&quot;&amp;[Definition.$K$2]&amp;&quot;:&quot;)" office:value-type="string">
            <text:p>group_membership_activity_plural:</text:p>
          </table:table-cell>
          <table:table-cell table:formula="of:=&quot;&quot;&quot;&quot;&amp;SUBSTITUTE([Definition.K14];&quot;{&quot;;&quot;%{&quot;)&amp;&quot;&quot;&quot;&quot;" office:value-type="string">
            <text:p>"TODO"</text:p>
          </table:table-cell>
        </table:table-row>
        <table:table-row table:style-name="ro2">
          <table:table-cell table:formula="of:=LOWER([Definition.C14]&amp;&quot;_&quot;&amp;[Definition.D14]&amp;&quot;_&quot;&amp;[Definition.$L$3]&amp;&quot;_&quot;&amp;[Definition.$K$2]&amp;&quot;:&quot;)" office:value-type="string">
            <text:p>group_membership_notify_plural:</text:p>
          </table:table-cell>
          <table:table-cell table:formula="of:=&quot;&quot;&quot;&quot;&amp;SUBSTITUTE([Definition.L14];&quot;{&quot;;&quot;%{&quot;)&amp;&quot;&quot;&quot;&quot;" office:value-type="string">
            <text:p>"TODO"</text:p>
          </table:table-cell>
        </table:table-row>
        <table:table-row table:style-name="ro2">
          <table:table-cell table:formula="of:=LOWER([Definition.C14]&amp;&quot;_&quot;&amp;[Definition.D14]&amp;&quot;_&quot;&amp;[Definition.$M$3]&amp;&quot;_&quot;&amp;[Definition.$K$2]&amp;&quot;:&quot;)" office:value-type="string">
            <text:p>group_membership_push_plural:</text:p>
          </table:table-cell>
          <table:table-cell table:formula="of:=&quot;&quot;&quot;&quot;&amp;SUBSTITUTE([Definition.M14];&quot;{&quot;;&quot;%{&quot;)&amp;&quot;&quot;&quot;&quot;" office:value-type="string">
            <text:p>"TODO"</text:p>
          </table:table-cell>
        </table:table-row>
        <table:table-row table:style-name="ro2">
          <table:table-cell table:formula="of:=LOWER([Definition.C14]&amp;&quot;_&quot;&amp;[Definition.D14]&amp;&quot;_&quot;&amp;[Definition.$N$3]&amp;&quot;_&quot;&amp;[Definition.$N$2]&amp;&quot;:&quot;)" office:value-type="string">
            <text:p>group_membership_activity_aggregate:</text:p>
          </table:table-cell>
          <table:table-cell table:formula="of:=&quot;&quot;&quot;&quot;&amp;SUBSTITUTE([Definition.N14];&quot;{&quot;;&quot;%{&quot;)&amp;&quot;&quot;&quot;&quot;" office:value-type="string">
            <text:p>"TODO"</text:p>
          </table:table-cell>
        </table:table-row>
        <table:table-row table:style-name="ro2">
          <table:table-cell table:formula="of:=LOWER([Definition.C14]&amp;&quot;_&quot;&amp;[Definition.D14]&amp;&quot;_&quot;&amp;[Definition.$O$3]&amp;&quot;_&quot;&amp;[Definition.$N$2]&amp;&quot;:&quot;)" office:value-type="string">
            <text:p>group_membership_notify_aggregate:</text:p>
          </table:table-cell>
          <table:table-cell table:formula="of:=&quot;&quot;&quot;&quot;&amp;SUBSTITUTE([Definition.O14];&quot;{&quot;;&quot;%{&quot;)&amp;&quot;&quot;&quot;&quot;" office:value-type="string">
            <text:p>"TODO"</text:p>
          </table:table-cell>
        </table:table-row>
        <table:table-row table:style-name="ro2">
          <table:table-cell table:formula="of:=LOWER([Definition.C14]&amp;&quot;_&quot;&amp;[Definition.D14]&amp;&quot;_&quot;&amp;[Definition.$P$3]&amp;&quot;_&quot;&amp;[Definition.$N$2]&amp;&quot;:&quot;)" office:value-type="string">
            <text:p>group_membership_push_aggregate:</text:p>
          </table:table-cell>
          <table:table-cell table:formula="of:=&quot;&quot;&quot;&quot;&amp;SUBSTITUTE([Definition.P14];&quot;{&quot;;&quot;%{&quot;)&amp;&quot;&quot;&quot;&quot;" office:value-type="string">
            <text:p>"TODO"</text:p>
          </table:table-cell>
        </table:table-row>
        <table:table-row table:number-rows-repeated="1" table:style-name="ro3"/>
        <table:table-row table:style-name="ro2">
          <table:table-cell table:formula="of:=LOWER([Definition.C15]&amp;&quot;_&quot;&amp;[Definition.D15]&amp;&quot;_&quot;&amp;[Definition.$G$3]&amp;&quot;_&quot;&amp;[Definition.$G$2]&amp;&quot;:&quot;)" office:value-type="string">
            <text:p>slot_delete_me_singular:</text:p>
          </table:table-cell>
          <table:table-cell table:formula="of:=&quot;&quot;&quot;&quot;&amp;SUBSTITUTE([Definition.G15];&quot;{&quot;;&quot;%{&quot;)&amp;&quot;&quot;&quot;&quot;" office:value-type="string">
            <text:p>"You deleted the Slot: %{TITLE}"</text:p>
          </table:table-cell>
        </table:table-row>
        <table:table-row table:style-name="ro2">
          <table:table-cell table:formula="of:=LOWER([Definition.C15]&amp;&quot;_&quot;&amp;[Definition.D15]&amp;&quot;_&quot;&amp;[Definition.$H$3]&amp;&quot;_&quot;&amp;[Definition.$G$2]&amp;&quot;:&quot;)" office:value-type="string">
            <text:p>slot_delete_activity_singular:</text:p>
          </table:table-cell>
          <table:table-cell table:formula="of:=&quot;&quot;&quot;&quot;&amp;SUBSTITUTE([Definition.H15];&quot;{&quot;;&quot;%{&quot;)&amp;&quot;&quot;&quot;&quot;" office:value-type="string">
            <text:p>"TODO"</text:p>
          </table:table-cell>
        </table:table-row>
        <table:table-row table:style-name="ro2">
          <table:table-cell table:formula="of:=LOWER([Definition.C15]&amp;&quot;_&quot;&amp;[Definition.D15]&amp;&quot;_&quot;&amp;[Definition.$I$3]&amp;&quot;_&quot;&amp;[Definition.$G$2]&amp;&quot;:&quot;)" office:value-type="string">
            <text:p>slot_delete_notify_singular:</text:p>
          </table:table-cell>
          <table:table-cell table:formula="of:=&quot;&quot;&quot;&quot;&amp;SUBSTITUTE([Definition.I15];&quot;{&quot;;&quot;%{&quot;)&amp;&quot;&quot;&quot;&quot;" office:value-type="string">
            <text:p>"%{USER} deleted the Slot: %{TITLE}"</text:p>
          </table:table-cell>
        </table:table-row>
        <table:table-row table:style-name="ro2">
          <table:table-cell table:formula="of:=LOWER([Definition.C15]&amp;&quot;_&quot;&amp;[Definition.D15]&amp;&quot;_&quot;&amp;[Definition.$J$3]&amp;&quot;_&quot;&amp;[Definition.$G$2]&amp;&quot;:&quot;)" office:value-type="string">
            <text:p>slot_delete_push_singular:</text:p>
          </table:table-cell>
          <table:table-cell table:formula="of:=&quot;&quot;&quot;&quot;&amp;SUBSTITUTE([Definition.J15];&quot;{&quot;;&quot;%{&quot;)&amp;&quot;&quot;&quot;&quot;" office:value-type="string">
            <text:p>"%{USER} deleted the Slot: %{TITLE}"</text:p>
          </table:table-cell>
        </table:table-row>
        <table:table-row table:style-name="ro2">
          <table:table-cell table:formula="of:=LOWER([Definition.C15]&amp;&quot;_&quot;&amp;[Definition.D15]&amp;&quot;_&quot;&amp;[Definition.$K$3]&amp;&quot;_&quot;&amp;[Definition.$K$2]&amp;&quot;:&quot;)" office:value-type="string">
            <text:p>slot_delete_activity_plural:</text:p>
          </table:table-cell>
          <table:table-cell table:formula="of:=&quot;&quot;&quot;&quot;&amp;SUBSTITUTE([Definition.K15];&quot;{&quot;;&quot;%{&quot;)&amp;&quot;&quot;&quot;&quot;" office:value-type="string">
            <text:p>"TODO"</text:p>
          </table:table-cell>
        </table:table-row>
        <table:table-row table:style-name="ro2">
          <table:table-cell table:formula="of:=LOWER([Definition.C15]&amp;&quot;_&quot;&amp;[Definition.D15]&amp;&quot;_&quot;&amp;[Definition.$L$3]&amp;&quot;_&quot;&amp;[Definition.$K$2]&amp;&quot;:&quot;)" office:value-type="string">
            <text:p>slot_delete_notify_plural:</text:p>
          </table:table-cell>
          <table:table-cell table:formula="of:=&quot;&quot;&quot;&quot;&amp;SUBSTITUTE([Definition.L15];&quot;{&quot;;&quot;%{&quot;)&amp;&quot;&quot;&quot;&quot;" office:value-type="string">
            <text:p>"TODO"</text:p>
          </table:table-cell>
        </table:table-row>
        <table:table-row table:style-name="ro2">
          <table:table-cell table:formula="of:=LOWER([Definition.C15]&amp;&quot;_&quot;&amp;[Definition.D15]&amp;&quot;_&quot;&amp;[Definition.$M$3]&amp;&quot;_&quot;&amp;[Definition.$K$2]&amp;&quot;:&quot;)" office:value-type="string">
            <text:p>slot_delete_push_plural:</text:p>
          </table:table-cell>
          <table:table-cell table:formula="of:=&quot;&quot;&quot;&quot;&amp;SUBSTITUTE([Definition.M15];&quot;{&quot;;&quot;%{&quot;)&amp;&quot;&quot;&quot;&quot;" office:value-type="string">
            <text:p>"TODO"</text:p>
          </table:table-cell>
        </table:table-row>
        <table:table-row table:style-name="ro2">
          <table:table-cell table:formula="of:=LOWER([Definition.C15]&amp;&quot;_&quot;&amp;[Definition.D15]&amp;&quot;_&quot;&amp;[Definition.$N$3]&amp;&quot;_&quot;&amp;[Definition.$N$2]&amp;&quot;:&quot;)" office:value-type="string">
            <text:p>slot_delete_activity_aggregate:</text:p>
          </table:table-cell>
          <table:table-cell table:formula="of:=&quot;&quot;&quot;&quot;&amp;SUBSTITUTE([Definition.N15];&quot;{&quot;;&quot;%{&quot;)&amp;&quot;&quot;&quot;&quot;" office:value-type="string">
            <text:p>"TODO"</text:p>
          </table:table-cell>
        </table:table-row>
        <table:table-row table:style-name="ro2">
          <table:table-cell table:formula="of:=LOWER([Definition.C15]&amp;&quot;_&quot;&amp;[Definition.D15]&amp;&quot;_&quot;&amp;[Definition.$O$3]&amp;&quot;_&quot;&amp;[Definition.$N$2]&amp;&quot;:&quot;)" office:value-type="string">
            <text:p>slot_delete_notify_aggregate:</text:p>
          </table:table-cell>
          <table:table-cell table:formula="of:=&quot;&quot;&quot;&quot;&amp;SUBSTITUTE([Definition.O15];&quot;{&quot;;&quot;%{&quot;)&amp;&quot;&quot;&quot;&quot;" office:value-type="string">
            <text:p>"TODO"</text:p>
          </table:table-cell>
        </table:table-row>
        <table:table-row table:style-name="ro2">
          <table:table-cell table:formula="of:=LOWER([Definition.C15]&amp;&quot;_&quot;&amp;[Definition.D15]&amp;&quot;_&quot;&amp;[Definition.$P$3]&amp;&quot;_&quot;&amp;[Definition.$N$2]&amp;&quot;:&quot;)" office:value-type="string">
            <text:p>slot_delete_push_aggregate:</text:p>
          </table:table-cell>
          <table:table-cell table:formula="of:=&quot;&quot;&quot;&quot;&amp;SUBSTITUTE([Definition.P15];&quot;{&quot;;&quot;%{&quot;)&amp;&quot;&quot;&quot;&quot;" office:value-type="string">
            <text:p>"TODO"</text:p>
          </table:table-cell>
        </table:table-row>
        <table:table-row table:number-rows-repeated="1" table:style-name="ro3"/>
        <table:table-row table:style-name="ro2">
          <table:table-cell table:formula="of:=LOWER([Definition.C16]&amp;&quot;_&quot;&amp;[Definition.D16]&amp;&quot;_&quot;&amp;[Definition.$G$3]&amp;&quot;_&quot;&amp;[Definition.$G$2]&amp;&quot;:&quot;)" office:value-type="string">
            <text:p>slot_unslot_me_singular:</text:p>
          </table:table-cell>
          <table:table-cell table:formula="of:=&quot;&quot;&quot;&quot;&amp;SUBSTITUTE([Definition.G16];&quot;{&quot;;&quot;%{&quot;)&amp;&quot;&quot;&quot;&quot;" office:value-type="string">
            <text:p>"You removed the Reslot: %{TITLE}"</text:p>
          </table:table-cell>
        </table:table-row>
        <table:table-row table:style-name="ro2">
          <table:table-cell table:formula="of:=LOWER([Definition.C16]&amp;&quot;_&quot;&amp;[Definition.D16]&amp;&quot;_&quot;&amp;[Definition.$H$3]&amp;&quot;_&quot;&amp;[Definition.$G$2]&amp;&quot;:&quot;)" office:value-type="string">
            <text:p>slot_unslot_activity_singular:</text:p>
          </table:table-cell>
          <table:table-cell table:formula="of:=&quot;&quot;&quot;&quot;&amp;SUBSTITUTE([Definition.H16];&quot;{&quot;;&quot;%{&quot;)&amp;&quot;&quot;&quot;&quot;" office:value-type="string">
            <text:p>"TODO"</text:p>
          </table:table-cell>
        </table:table-row>
        <table:table-row table:style-name="ro2">
          <table:table-cell table:formula="of:=LOWER([Definition.C16]&amp;&quot;_&quot;&amp;[Definition.D16]&amp;&quot;_&quot;&amp;[Definition.$I$3]&amp;&quot;_&quot;&amp;[Definition.$G$2]&amp;&quot;:&quot;)" office:value-type="string">
            <text:p>slot_unslot_notify_singular:</text:p>
          </table:table-cell>
          <table:table-cell table:formula="of:=&quot;&quot;&quot;&quot;&amp;SUBSTITUTE([Definition.I16];&quot;{&quot;;&quot;%{&quot;)&amp;&quot;&quot;&quot;&quot;" office:value-type="string">
            <text:p>"%{USER} removed the Reslot: %{TITLE}"</text:p>
          </table:table-cell>
        </table:table-row>
        <table:table-row table:style-name="ro2">
          <table:table-cell table:formula="of:=LOWER([Definition.C16]&amp;&quot;_&quot;&amp;[Definition.D16]&amp;&quot;_&quot;&amp;[Definition.$J$3]&amp;&quot;_&quot;&amp;[Definition.$G$2]&amp;&quot;:&quot;)" office:value-type="string">
            <text:p>slot_unslot_push_singular:</text:p>
          </table:table-cell>
          <table:table-cell table:formula="of:=&quot;&quot;&quot;&quot;&amp;SUBSTITUTE([Definition.J16];&quot;{&quot;;&quot;%{&quot;)&amp;&quot;&quot;&quot;&quot;" office:value-type="string">
            <text:p>"%{USER} removed the Reslot: %{TITLE}"</text:p>
          </table:table-cell>
        </table:table-row>
        <table:table-row table:style-name="ro2">
          <table:table-cell table:formula="of:=LOWER([Definition.C16]&amp;&quot;_&quot;&amp;[Definition.D16]&amp;&quot;_&quot;&amp;[Definition.$K$3]&amp;&quot;_&quot;&amp;[Definition.$K$2]&amp;&quot;:&quot;)" office:value-type="string">
            <text:p>slot_unslot_activity_plural:</text:p>
          </table:table-cell>
          <table:table-cell table:formula="of:=&quot;&quot;&quot;&quot;&amp;SUBSTITUTE([Definition.K16];&quot;{&quot;;&quot;%{&quot;)&amp;&quot;&quot;&quot;&quot;" office:value-type="string">
            <text:p>"TODO"</text:p>
          </table:table-cell>
        </table:table-row>
        <table:table-row table:style-name="ro2">
          <table:table-cell table:formula="of:=LOWER([Definition.C16]&amp;&quot;_&quot;&amp;[Definition.D16]&amp;&quot;_&quot;&amp;[Definition.$L$3]&amp;&quot;_&quot;&amp;[Definition.$K$2]&amp;&quot;:&quot;)" office:value-type="string">
            <text:p>slot_unslot_notify_plural:</text:p>
          </table:table-cell>
          <table:table-cell table:formula="of:=&quot;&quot;&quot;&quot;&amp;SUBSTITUTE([Definition.L16];&quot;{&quot;;&quot;%{&quot;)&amp;&quot;&quot;&quot;&quot;" office:value-type="string">
            <text:p>"TODO"</text:p>
          </table:table-cell>
        </table:table-row>
        <table:table-row table:style-name="ro2">
          <table:table-cell table:formula="of:=LOWER([Definition.C16]&amp;&quot;_&quot;&amp;[Definition.D16]&amp;&quot;_&quot;&amp;[Definition.$M$3]&amp;&quot;_&quot;&amp;[Definition.$K$2]&amp;&quot;:&quot;)" office:value-type="string">
            <text:p>slot_unslot_push_plural:</text:p>
          </table:table-cell>
          <table:table-cell table:formula="of:=&quot;&quot;&quot;&quot;&amp;SUBSTITUTE([Definition.M16];&quot;{&quot;;&quot;%{&quot;)&amp;&quot;&quot;&quot;&quot;" office:value-type="string">
            <text:p>"TODO"</text:p>
          </table:table-cell>
        </table:table-row>
        <table:table-row table:style-name="ro2">
          <table:table-cell table:formula="of:=LOWER([Definition.C16]&amp;&quot;_&quot;&amp;[Definition.D16]&amp;&quot;_&quot;&amp;[Definition.$N$3]&amp;&quot;_&quot;&amp;[Definition.$N$2]&amp;&quot;:&quot;)" office:value-type="string">
            <text:p>slot_unslot_activity_aggregate:</text:p>
          </table:table-cell>
          <table:table-cell table:formula="of:=&quot;&quot;&quot;&quot;&amp;SUBSTITUTE([Definition.N16];&quot;{&quot;;&quot;%{&quot;)&amp;&quot;&quot;&quot;&quot;" office:value-type="string">
            <text:p>"TODO"</text:p>
          </table:table-cell>
        </table:table-row>
        <table:table-row table:style-name="ro2">
          <table:table-cell table:formula="of:=LOWER([Definition.C16]&amp;&quot;_&quot;&amp;[Definition.D16]&amp;&quot;_&quot;&amp;[Definition.$O$3]&amp;&quot;_&quot;&amp;[Definition.$N$2]&amp;&quot;:&quot;)" office:value-type="string">
            <text:p>slot_unslot_notify_aggregate:</text:p>
          </table:table-cell>
          <table:table-cell table:formula="of:=&quot;&quot;&quot;&quot;&amp;SUBSTITUTE([Definition.O16];&quot;{&quot;;&quot;%{&quot;)&amp;&quot;&quot;&quot;&quot;" office:value-type="string">
            <text:p>"TODO"</text:p>
          </table:table-cell>
        </table:table-row>
        <table:table-row table:style-name="ro2">
          <table:table-cell table:formula="of:=LOWER([Definition.C16]&amp;&quot;_&quot;&amp;[Definition.D16]&amp;&quot;_&quot;&amp;[Definition.$P$3]&amp;&quot;_&quot;&amp;[Definition.$N$2]&amp;&quot;:&quot;)" office:value-type="string">
            <text:p>slot_unslot_push_aggregate:</text:p>
          </table:table-cell>
          <table:table-cell table:formula="of:=&quot;&quot;&quot;&quot;&amp;SUBSTITUTE([Definition.P16];&quot;{&quot;;&quot;%{&quot;)&amp;&quot;&quot;&quot;&quot;" office:value-type="string">
            <text:p>"TODO"</text:p>
          </table:table-cell>
        </table:table-row>
        <table:table-row table:number-rows-repeated="1" table:style-name="ro3"/>
        <table:table-row table:style-name="ro2">
          <table:table-cell table:formula="of:=LOWER([Definition.C17]&amp;&quot;_&quot;&amp;[Definition.D17]&amp;&quot;_&quot;&amp;[Definition.$G$3]&amp;&quot;_&quot;&amp;[Definition.$G$2]&amp;&quot;:&quot;)" office:value-type="string">
            <text:p>user_request_me_singular:</text:p>
          </table:table-cell>
          <table:table-cell table:formula="of:=&quot;&quot;&quot;&quot;&amp;SUBSTITUTE([Definition.G17];&quot;{&quot;;&quot;%{&quot;)&amp;&quot;&quot;&quot;&quot;" office:value-type="string">
            <text:p>"You sended a friend request to you"</text:p>
          </table:table-cell>
        </table:table-row>
        <table:table-row table:style-name="ro2">
          <table:table-cell table:formula="of:=LOWER([Definition.C17]&amp;&quot;_&quot;&amp;[Definition.D17]&amp;&quot;_&quot;&amp;[Definition.$H$3]&amp;&quot;_&quot;&amp;[Definition.$G$2]&amp;&quot;:&quot;)" office:value-type="string">
            <text:p>user_request_activity_singular:</text:p>
          </table:table-cell>
          <table:table-cell table:formula="of:=&quot;&quot;&quot;&quot;&amp;SUBSTITUTE([Definition.H17];&quot;{&quot;;&quot;%{&quot;)&amp;&quot;&quot;&quot;&quot;" office:value-type="string">
            <text:p>"TODO"</text:p>
          </table:table-cell>
        </table:table-row>
        <table:table-row table:style-name="ro2">
          <table:table-cell table:formula="of:=LOWER([Definition.C17]&amp;&quot;_&quot;&amp;[Definition.D17]&amp;&quot;_&quot;&amp;[Definition.$I$3]&amp;&quot;_&quot;&amp;[Definition.$G$2]&amp;&quot;:&quot;)" office:value-type="string">
            <text:p>user_request_notify_singular:</text:p>
          </table:table-cell>
          <table:table-cell table:formula="of:=&quot;&quot;&quot;&quot;&amp;SUBSTITUTE([Definition.I17];&quot;{&quot;;&quot;%{&quot;)&amp;&quot;&quot;&quot;&quot;" office:value-type="string">
            <text:p>"%{USER} sended a friend request to you"</text:p>
          </table:table-cell>
        </table:table-row>
        <table:table-row table:style-name="ro2">
          <table:table-cell table:formula="of:=LOWER([Definition.C17]&amp;&quot;_&quot;&amp;[Definition.D17]&amp;&quot;_&quot;&amp;[Definition.$J$3]&amp;&quot;_&quot;&amp;[Definition.$G$2]&amp;&quot;:&quot;)" office:value-type="string">
            <text:p>user_request_push_singular:</text:p>
          </table:table-cell>
          <table:table-cell table:formula="of:=&quot;&quot;&quot;&quot;&amp;SUBSTITUTE([Definition.J17];&quot;{&quot;;&quot;%{&quot;)&amp;&quot;&quot;&quot;&quot;" office:value-type="string">
            <text:p>"%{USER} sended a friend request to you"</text:p>
          </table:table-cell>
        </table:table-row>
        <table:table-row table:style-name="ro2">
          <table:table-cell table:formula="of:=LOWER([Definition.C17]&amp;&quot;_&quot;&amp;[Definition.D17]&amp;&quot;_&quot;&amp;[Definition.$K$3]&amp;&quot;_&quot;&amp;[Definition.$K$2]&amp;&quot;:&quot;)" office:value-type="string">
            <text:p>user_request_activity_plural:</text:p>
          </table:table-cell>
          <table:table-cell table:formula="of:=&quot;&quot;&quot;&quot;&amp;SUBSTITUTE([Definition.K17];&quot;{&quot;;&quot;%{&quot;)&amp;&quot;&quot;&quot;&quot;" office:value-type="string">
            <text:p>"TODO"</text:p>
          </table:table-cell>
        </table:table-row>
        <table:table-row table:style-name="ro2">
          <table:table-cell table:formula="of:=LOWER([Definition.C17]&amp;&quot;_&quot;&amp;[Definition.D17]&amp;&quot;_&quot;&amp;[Definition.$L$3]&amp;&quot;_&quot;&amp;[Definition.$K$2]&amp;&quot;:&quot;)" office:value-type="string">
            <text:p>user_request_notify_plural:</text:p>
          </table:table-cell>
          <table:table-cell table:formula="of:=&quot;&quot;&quot;&quot;&amp;SUBSTITUTE([Definition.L17];&quot;{&quot;;&quot;%{&quot;)&amp;&quot;&quot;&quot;&quot;" office:value-type="string">
            <text:p>"TODO"</text:p>
          </table:table-cell>
        </table:table-row>
        <table:table-row table:style-name="ro2">
          <table:table-cell table:formula="of:=LOWER([Definition.C17]&amp;&quot;_&quot;&amp;[Definition.D17]&amp;&quot;_&quot;&amp;[Definition.$M$3]&amp;&quot;_&quot;&amp;[Definition.$K$2]&amp;&quot;:&quot;)" office:value-type="string">
            <text:p>user_request_push_plural:</text:p>
          </table:table-cell>
          <table:table-cell table:formula="of:=&quot;&quot;&quot;&quot;&amp;SUBSTITUTE([Definition.M17];&quot;{&quot;;&quot;%{&quot;)&amp;&quot;&quot;&quot;&quot;" office:value-type="string">
            <text:p>"TODO"</text:p>
          </table:table-cell>
        </table:table-row>
        <table:table-row table:style-name="ro2">
          <table:table-cell table:formula="of:=LOWER([Definition.C17]&amp;&quot;_&quot;&amp;[Definition.D17]&amp;&quot;_&quot;&amp;[Definition.$N$3]&amp;&quot;_&quot;&amp;[Definition.$N$2]&amp;&quot;:&quot;)" office:value-type="string">
            <text:p>user_request_activity_aggregate:</text:p>
          </table:table-cell>
          <table:table-cell table:formula="of:=&quot;&quot;&quot;&quot;&amp;SUBSTITUTE([Definition.N17];&quot;{&quot;;&quot;%{&quot;)&amp;&quot;&quot;&quot;&quot;" office:value-type="string">
            <text:p>"TODO"</text:p>
          </table:table-cell>
        </table:table-row>
        <table:table-row table:style-name="ro2">
          <table:table-cell table:formula="of:=LOWER([Definition.C17]&amp;&quot;_&quot;&amp;[Definition.D17]&amp;&quot;_&quot;&amp;[Definition.$O$3]&amp;&quot;_&quot;&amp;[Definition.$N$2]&amp;&quot;:&quot;)" office:value-type="string">
            <text:p>user_request_notify_aggregate:</text:p>
          </table:table-cell>
          <table:table-cell table:formula="of:=&quot;&quot;&quot;&quot;&amp;SUBSTITUTE([Definition.O17];&quot;{&quot;;&quot;%{&quot;)&amp;&quot;&quot;&quot;&quot;" office:value-type="string">
            <text:p>"TODO"</text:p>
          </table:table-cell>
        </table:table-row>
        <table:table-row table:style-name="ro2">
          <table:table-cell table:formula="of:=LOWER([Definition.C17]&amp;&quot;_&quot;&amp;[Definition.D17]&amp;&quot;_&quot;&amp;[Definition.$P$3]&amp;&quot;_&quot;&amp;[Definition.$N$2]&amp;&quot;:&quot;)" office:value-type="string">
            <text:p>user_request_push_aggregate:</text:p>
          </table:table-cell>
          <table:table-cell table:formula="of:=&quot;&quot;&quot;&quot;&amp;SUBSTITUTE([Definition.P17];&quot;{&quot;;&quot;%{&quot;)&amp;&quot;&quot;&quot;&quot;" office:value-type="string">
            <text:p>"TODO"</text:p>
          </table:table-cell>
        </table:table-row>
        <table:table-row table:number-rows-repeated="1" table:style-name="ro3"/>
        <table:table-row table:style-name="ro2">
          <table:table-cell table:formula="of:=LOWER([Definition.C18]&amp;&quot;_&quot;&amp;[Definition.D18]&amp;&quot;_&quot;&amp;[Definition.$G$3]&amp;&quot;_&quot;&amp;[Definition.$G$2]&amp;&quot;:&quot;)" office:value-type="string">
            <text:p>slot_private_me_singular:</text:p>
          </table:table-cell>
          <table:table-cell table:formula="of:=&quot;&quot;&quot;&quot;&amp;SUBSTITUTE([Definition.G18];&quot;{&quot;;&quot;%{&quot;)&amp;&quot;&quot;&quot;&quot;" office:value-type="string">
            <text:p>"You unshared the Slot: %{TITLE}"</text:p>
          </table:table-cell>
        </table:table-row>
        <table:table-row table:style-name="ro2">
          <table:table-cell table:formula="of:=LOWER([Definition.C18]&amp;&quot;_&quot;&amp;[Definition.D18]&amp;&quot;_&quot;&amp;[Definition.$H$3]&amp;&quot;_&quot;&amp;[Definition.$G$2]&amp;&quot;:&quot;)" office:value-type="string">
            <text:p>slot_private_activity_singular:</text:p>
          </table:table-cell>
          <table:table-cell table:formula="of:=&quot;&quot;&quot;&quot;&amp;SUBSTITUTE([Definition.H18];&quot;{&quot;;&quot;%{&quot;)&amp;&quot;&quot;&quot;&quot;" office:value-type="string">
            <text:p>"TODO"</text:p>
          </table:table-cell>
        </table:table-row>
        <table:table-row table:style-name="ro2">
          <table:table-cell table:formula="of:=LOWER([Definition.C18]&amp;&quot;_&quot;&amp;[Definition.D18]&amp;&quot;_&quot;&amp;[Definition.$I$3]&amp;&quot;_&quot;&amp;[Definition.$G$2]&amp;&quot;:&quot;)" office:value-type="string">
            <text:p>slot_private_notify_singular:</text:p>
          </table:table-cell>
          <table:table-cell table:formula="of:=&quot;&quot;&quot;&quot;&amp;SUBSTITUTE([Definition.I18];&quot;{&quot;;&quot;%{&quot;)&amp;&quot;&quot;&quot;&quot;" office:value-type="string">
            <text:p>"%{USER} unshared the Slot: %{TITLE}"</text:p>
          </table:table-cell>
        </table:table-row>
        <table:table-row table:style-name="ro2">
          <table:table-cell table:formula="of:=LOWER([Definition.C18]&amp;&quot;_&quot;&amp;[Definition.D18]&amp;&quot;_&quot;&amp;[Definition.$J$3]&amp;&quot;_&quot;&amp;[Definition.$G$2]&amp;&quot;:&quot;)" office:value-type="string">
            <text:p>slot_private_push_singular:</text:p>
          </table:table-cell>
          <table:table-cell table:formula="of:=&quot;&quot;&quot;&quot;&amp;SUBSTITUTE([Definition.J18];&quot;{&quot;;&quot;%{&quot;)&amp;&quot;&quot;&quot;&quot;" office:value-type="string">
            <text:p>"%{USER} unshared the Slot: %{TITLE}"</text:p>
          </table:table-cell>
        </table:table-row>
        <table:table-row table:style-name="ro2">
          <table:table-cell table:formula="of:=LOWER([Definition.C18]&amp;&quot;_&quot;&amp;[Definition.D18]&amp;&quot;_&quot;&amp;[Definition.$K$3]&amp;&quot;_&quot;&amp;[Definition.$K$2]&amp;&quot;:&quot;)" office:value-type="string">
            <text:p>slot_private_activity_plural:</text:p>
          </table:table-cell>
          <table:table-cell table:formula="of:=&quot;&quot;&quot;&quot;&amp;SUBSTITUTE([Definition.K18];&quot;{&quot;;&quot;%{&quot;)&amp;&quot;&quot;&quot;&quot;" office:value-type="string">
            <text:p>"TODO"</text:p>
          </table:table-cell>
        </table:table-row>
        <table:table-row table:style-name="ro2">
          <table:table-cell table:formula="of:=LOWER([Definition.C18]&amp;&quot;_&quot;&amp;[Definition.D18]&amp;&quot;_&quot;&amp;[Definition.$L$3]&amp;&quot;_&quot;&amp;[Definition.$K$2]&amp;&quot;:&quot;)" office:value-type="string">
            <text:p>slot_private_notify_plural:</text:p>
          </table:table-cell>
          <table:table-cell table:formula="of:=&quot;&quot;&quot;&quot;&amp;SUBSTITUTE([Definition.L18];&quot;{&quot;;&quot;%{&quot;)&amp;&quot;&quot;&quot;&quot;" office:value-type="string">
            <text:p>"TODO"</text:p>
          </table:table-cell>
        </table:table-row>
        <table:table-row table:style-name="ro2">
          <table:table-cell table:formula="of:=LOWER([Definition.C18]&amp;&quot;_&quot;&amp;[Definition.D18]&amp;&quot;_&quot;&amp;[Definition.$M$3]&amp;&quot;_&quot;&amp;[Definition.$K$2]&amp;&quot;:&quot;)" office:value-type="string">
            <text:p>slot_private_push_plural:</text:p>
          </table:table-cell>
          <table:table-cell table:formula="of:=&quot;&quot;&quot;&quot;&amp;SUBSTITUTE([Definition.M18];&quot;{&quot;;&quot;%{&quot;)&amp;&quot;&quot;&quot;&quot;" office:value-type="string">
            <text:p>"TODO"</text:p>
          </table:table-cell>
        </table:table-row>
        <table:table-row table:style-name="ro2">
          <table:table-cell table:formula="of:=LOWER([Definition.C18]&amp;&quot;_&quot;&amp;[Definition.D18]&amp;&quot;_&quot;&amp;[Definition.$N$3]&amp;&quot;_&quot;&amp;[Definition.$N$2]&amp;&quot;:&quot;)" office:value-type="string">
            <text:p>slot_private_activity_aggregate:</text:p>
          </table:table-cell>
          <table:table-cell table:formula="of:=&quot;&quot;&quot;&quot;&amp;SUBSTITUTE([Definition.N18];&quot;{&quot;;&quot;%{&quot;)&amp;&quot;&quot;&quot;&quot;" office:value-type="string">
            <text:p>"TODO"</text:p>
          </table:table-cell>
        </table:table-row>
        <table:table-row table:style-name="ro2">
          <table:table-cell table:formula="of:=LOWER([Definition.C18]&amp;&quot;_&quot;&amp;[Definition.D18]&amp;&quot;_&quot;&amp;[Definition.$O$3]&amp;&quot;_&quot;&amp;[Definition.$N$2]&amp;&quot;:&quot;)" office:value-type="string">
            <text:p>slot_private_notify_aggregate:</text:p>
          </table:table-cell>
          <table:table-cell table:formula="of:=&quot;&quot;&quot;&quot;&amp;SUBSTITUTE([Definition.O18];&quot;{&quot;;&quot;%{&quot;)&amp;&quot;&quot;&quot;&quot;" office:value-type="string">
            <text:p>"TODO"</text:p>
          </table:table-cell>
        </table:table-row>
        <table:table-row table:style-name="ro2">
          <table:table-cell table:formula="of:=LOWER([Definition.C18]&amp;&quot;_&quot;&amp;[Definition.D18]&amp;&quot;_&quot;&amp;[Definition.$P$3]&amp;&quot;_&quot;&amp;[Definition.$N$2]&amp;&quot;:&quot;)" office:value-type="string">
            <text:p>slot_private_push_aggregate:</text:p>
          </table:table-cell>
          <table:table-cell table:formula="of:=&quot;&quot;&quot;&quot;&amp;SUBSTITUTE([Definition.P18];&quot;{&quot;;&quot;%{&quot;)&amp;&quot;&quot;&quot;&quot;" office:value-type="string">
            <text:p>"TODO"</text:p>
          </table:table-cell>
        </table:table-row>
      </table:table>
      <table:table table:name="tmp" table:style-name="ta3" table:print="false">
        <office:forms form:automatic-focus="false" form:apply-design-mode="false"/>
        <table:table-column table:style-name="co16" table:default-cell-style-name="ce15" table:number-columns-repeated="256"/>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finition" style:display-name="PageStyle_Definition" style:page-layout-name="pm1">
      <style:header style:display="false"/>
      <style:header-left style:display="false"/>
      <style:footer style:display="false"/>
      <style:footer-left style:display="false"/>
    </style:master-page>
    <style:master-page style:name="PageStyle_5f_Export" style:display-name="PageStyle_Export" style:page-layout-name="pm2">
      <style:header style:display="false"/>
      <style:header-left style:display="false"/>
      <style:footer style:display="false"/>
      <style:footer-left style:display="false"/>
    </style:master-page>
    <style:master-page style:name="PageStyle_5f_tmp" style:display-name="PageStyle_tmp"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